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ook Antiqua" svg:font-family="'Book Antiqua'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ook Antiqua2" svg:font-family="'Book Antiqua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cccccc" fo:padding="0.097cm" fo:border="0.002cm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4.205cm" style:rel-column-width="16198*"/>
    </style:style>
    <style:style style:name="Table3.B" style:family="table-column">
      <style:table-column-properties style:column-width="4.269cm" style:rel-column-width="16443*"/>
    </style:style>
    <style:style style:name="Table3.C" style:family="table-column">
      <style:table-column-properties style:column-width="2.028cm" style:rel-column-width="7813*"/>
    </style:style>
    <style:style style:name="Table3.D" style:family="table-column">
      <style:table-column-properties style:column-width="2.24cm" style:rel-column-width="8629*"/>
    </style:style>
    <style:style style:name="Table3.E" style:family="table-column">
      <style:table-column-properties style:column-width="4.27cm" style:rel-column-width="16452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radeReferenceList" style:family="table">
      <style:table-properties style:width="17cm" table:align="margins"/>
    </style:style>
    <style:style style:name="tradeReferenceList.A" style:family="table-column">
      <style:table-column-properties style:column-width="2.833cm" style:rel-column-width="10922*"/>
    </style:style>
    <style:style style:name="tradeReferenceList.F" style:family="table-column">
      <style:table-column-properties style:column-width="2.835cm" style:rel-column-width="10925*"/>
    </style:style>
    <style:style style:name="tradeReferenceList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radeReferenceList.F1" style:family="table-cell">
      <style:table-cell-properties fo:background-color="#cccccc" fo:padding="0.097cm" fo:border="0.002cm solid #000000">
        <style:background-image/>
      </style:table-cell-properties>
    </style:style>
    <style:style style:name="tradeReferenceList.A2" style:family="table-cell">
      <style:table-cell-properties fo:padding="0.097cm" fo:border-left="0.002cm solid #000000" fo:border-right="none" fo:border-top="none" fo:border-bottom="0.002cm solid #000000"/>
    </style:style>
    <style:style style:name="tradeReferenceList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background-color="#dddddd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acilityRequiredList" style:family="table">
      <style:table-properties style:width="17cm" table:align="margins"/>
    </style:style>
    <style:style style:name="facilityRequiredList.A" style:family="table-column">
      <style:table-column-properties style:column-width="1.214cm" style:rel-column-width="4681*"/>
    </style:style>
    <style:style style:name="facilityRequiredList.N" style:family="table-column">
      <style:table-column-properties style:column-width="1.215cm" style:rel-column-width="4682*"/>
    </style:style>
    <style:style style:name="facilityRequiredList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facilityRequiredList.N1" style:family="table-cell">
      <style:table-cell-properties fo:background-color="#cccccc" fo:padding="0.097cm" fo:border="0.002cm solid #000000">
        <style:background-image/>
      </style:table-cell-properties>
    </style:style>
    <style:style style:name="facilityRequiredList.A2" style:family="table-cell">
      <style:table-cell-properties fo:padding="0.097cm" fo:border-left="0.002cm solid #000000" fo:border-right="none" fo:border-top="none" fo:border-bottom="0.002cm solid #000000"/>
    </style:style>
    <style:style style:name="facilityRequiredList.N2" style:family="table-cell">
      <style:table-cell-properties fo:padding="0.097cm" fo:border-left="0.002cm solid #000000" fo:border-right="0.002cm solid #000000" fo:border-top="none" fo:border-bottom="0.002cm solid #000000"/>
    </style:style>
    <style:style style:name="exposureDetailsList" style:family="table">
      <style:table-properties style:width="17cm" table:align="margins"/>
    </style:style>
    <style:style style:name="exposureDetailsList.A" style:family="table-column">
      <style:table-column-properties style:column-width="3.401cm" style:rel-column-width="13107*"/>
    </style:style>
    <style:style style:name="exposureDetailsList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exposureDetailsList.E1" style:family="table-cell">
      <style:table-cell-properties fo:background-color="#cccccc" fo:padding="0.097cm" fo:border="0.002cm solid #000000">
        <style:background-image/>
      </style:table-cell-properties>
    </style:style>
    <style:style style:name="exposureDetailsList.A2" style:family="table-cell">
      <style:table-cell-properties fo:padding="0.097cm" fo:border-left="0.002cm solid #000000" fo:border-right="none" fo:border-top="none" fo:border-bottom="0.002cm solid #000000"/>
    </style:style>
    <style:style style:name="exposureDetailsList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02cm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17cm" style:rel-column-width="65535*"/>
    </style:style>
    <style:style style:name="Table32.A1" style:family="table-cell">
      <style:table-cell-properties fo:padding="0.097cm" fo:border="0.002cm solid #000000"/>
    </style:style>
    <style:style style:name="managementOwnershipList" style:family="table">
      <style:table-properties style:width="17cm" table:align="margins"/>
    </style:style>
    <style:style style:name="managementOwnershipList.A" style:family="table-column">
      <style:table-column-properties style:column-width="3.401cm" style:rel-column-width="13107*"/>
    </style:style>
    <style:style style:name="managementOwnershipList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managementOwnershipList.E1" style:family="table-cell">
      <style:table-cell-properties fo:background-color="#cccccc" fo:padding="0.097cm" fo:border="0.002cm solid #000000">
        <style:background-image/>
      </style:table-cell-properties>
    </style:style>
    <style:style style:name="managementOwnershipList.A2" style:family="table-cell">
      <style:table-cell-properties fo:padding="0.097cm" fo:border-left="0.002cm solid #000000" fo:border-right="none" fo:border-top="none" fo:border-bottom="0.002cm solid #000000"/>
    </style:style>
    <style:style style:name="managementOwnershipList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02cm solid #000000"/>
    </style:style>
    <style:style style:name="constructionEquipmentList" style:family="table">
      <style:table-properties style:width="17cm" table:align="margins"/>
    </style:style>
    <style:style style:name="constructionEquipmentList.A" style:family="table-column">
      <style:table-column-properties style:column-width="1.889cm" style:rel-column-width="7281*"/>
    </style:style>
    <style:style style:name="constructionEquipmentList.I" style:family="table-column">
      <style:table-column-properties style:column-width="1.891cm" style:rel-column-width="7287*"/>
    </style:style>
    <style:style style:name="constructionEquipmentList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onstructionEquipmentList.I1" style:family="table-cell">
      <style:table-cell-properties fo:background-color="#cccccc" fo:padding="0.097cm" fo:border="0.002cm solid #000000">
        <style:background-image/>
      </style:table-cell-properties>
    </style:style>
    <style:style style:name="constructionEquipmentList.A2" style:family="table-cell">
      <style:table-cell-properties fo:padding="0.097cm" fo:border-left="0.002cm solid #000000" fo:border-right="none" fo:border-top="none" fo:border-bottom="0.002cm solid #000000"/>
    </style:style>
    <style:style style:name="constructionEquipmentList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02cm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125cm" style:rel-column-width="8191*"/>
    </style:style>
    <style:style style:name="Table14.H" style:family="table-column">
      <style:table-column-properties style:column-width="2.127cm" style:rel-column-width="8198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H1" style:family="table-cell">
      <style:table-cell-properties fo:padding="0.097cm" fo:border="0.002cm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02cm solid #000000"/>
    </style:style>
    <style:style style:name="existingExposureWithSreiList" style:family="table">
      <style:table-properties style:width="17cm" table:align="margins"/>
    </style:style>
    <style:style style:name="existingExposureWithSreiList.A" style:family="table-column">
      <style:table-column-properties style:column-width="1.307cm" style:rel-column-width="5041*"/>
    </style:style>
    <style:style style:name="existingExposureWithSreiList.M" style:family="table-column">
      <style:table-column-properties style:column-width="1.309cm" style:rel-column-width="5043*"/>
    </style:style>
    <style:style style:name="existingExposureWithSreiList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existingExposureWithSreiList.M1" style:family="table-cell">
      <style:table-cell-properties fo:background-color="#cccccc" fo:padding="0.097cm" fo:border="0.002cm solid #000000">
        <style:background-image/>
      </style:table-cell-properties>
    </style:style>
    <style:style style:name="existingExposureWithSreiList.A2" style:family="table-cell">
      <style:table-cell-properties fo:padding="0.097cm" fo:border-left="0.002cm solid #000000" fo:border-right="none" fo:border-top="none" fo:border-bottom="0.002cm solid #000000"/>
    </style:style>
    <style:style style:name="existingExposureWithSreiList.M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02cm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02cm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02cm solid #000000"/>
    </style:style>
    <style:style style:name="detailsOfContractInHandList" style:family="table">
      <style:table-properties style:width="17cm" table:align="margins"/>
    </style:style>
    <style:style style:name="detailsOfContractInHandList.A" style:family="table-column">
      <style:table-column-properties style:column-width="1.7cm" style:rel-column-width="6553*"/>
    </style:style>
    <style:style style:name="detailsOfContractInHandList.B" style:family="table-column">
      <style:table-column-properties style:column-width="1.7cm" style:rel-column-width="6552*"/>
    </style:style>
    <style:style style:name="detailsOfContractInHandList.J" style:family="table-column">
      <style:table-column-properties style:column-width="1.702cm" style:rel-column-width="6559*"/>
    </style:style>
    <style:style style:name="detailsOfContractInHandList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etailsOfContractInHandList.J1" style:family="table-cell">
      <style:table-cell-properties fo:background-color="#cccccc" fo:padding="0.097cm" fo:border="0.002cm solid #000000">
        <style:background-image/>
      </style:table-cell-properties>
    </style:style>
    <style:style style:name="detailsOfContractInHandList.A2" style:family="table-cell">
      <style:table-cell-properties fo:padding="0.097cm" fo:border-left="0.002cm solid #000000" fo:border-right="none" fo:border-top="none" fo:border-bottom="0.002cm solid #000000"/>
    </style:style>
    <style:style style:name="detailsOfContractInHandList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02cm solid #000000"/>
    </style:style>
    <style:style style:name="financialHighlightList" style:family="table">
      <style:table-properties style:width="17.013cm" fo:margin-left="0cm" fo:margin-right="-0.012cm" table:align="margins"/>
    </style:style>
    <style:style style:name="financialHighlightList.A" style:family="table-column">
      <style:table-column-properties style:column-width="6.747cm" style:rel-column-width="25989*"/>
    </style:style>
    <style:style style:name="financialHighlightList.B" style:family="table-column">
      <style:table-column-properties style:column-width="2.752cm" style:rel-column-width="10599*"/>
    </style:style>
    <style:style style:name="financialHighlightList.C" style:family="table-column">
      <style:table-column-properties style:column-width="2.381cm" style:rel-column-width="9172*"/>
    </style:style>
    <style:style style:name="financialHighlightList.D" style:family="table-column">
      <style:table-column-properties style:column-width="2.275cm" style:rel-column-width="8765*"/>
    </style:style>
    <style:style style:name="financialHighlightList.E" style:family="table-column">
      <style:table-column-properties style:column-width="2.858cm" style:rel-column-width="11010*"/>
    </style:style>
    <style:style style:name="financialHighlightList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financialHighlightList.E1" style:family="table-cell">
      <style:table-cell-properties fo:background-color="#cccccc" fo:padding="0.097cm" fo:border="0.002cm solid #000000">
        <style:background-image/>
      </style:table-cell-properties>
    </style:style>
    <style:style style:name="financialHighlightList.A2" style:family="table-cell">
      <style:table-cell-properties fo:padding="0.097cm" fo:border-left="0.002cm solid #000000" fo:border-right="none" fo:border-top="none" fo:border-bottom="0.002cm solid #000000"/>
    </style:style>
    <style:style style:name="financialHighlightList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8.5cm" style:rel-column-width="32767*"/>
    </style:style>
    <style:style style:name="Table23.B" style:family="table-column">
      <style:table-column-properties style:column-width="8.5cm" style:rel-column-width="32768*"/>
    </style:style>
    <style:style style:name="Tab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3.B1" style:family="table-cell">
      <style:table-cell-properties fo:padding="0.097cm" fo:border="0.002cm solid #000000"/>
    </style:style>
    <style:style style:name="Table23.A2" style:family="table-cell">
      <style:table-cell-properties fo:padding="0.097cm" fo:border-left="0.002cm solid #000000" fo:border-right="none" fo:border-top="none" fo:border-bottom="0.002cm solid #000000"/>
    </style:style>
    <style:style style:name="Table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externalLiabilityList" style:family="table">
      <style:table-properties style:width="17cm" table:align="margins"/>
    </style:style>
    <style:style style:name="externalLiabilityList.A" style:family="table-column">
      <style:table-column-properties style:column-width="2.833cm" style:rel-column-width="10922*"/>
    </style:style>
    <style:style style:name="externalLiabilityList.F" style:family="table-column">
      <style:table-column-properties style:column-width="2.835cm" style:rel-column-width="10925*"/>
    </style:style>
    <style:style style:name="externalLiabilityList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externalLiabilityList.F1" style:family="table-cell">
      <style:table-cell-properties fo:background-color="#cccccc" fo:padding="0.097cm" fo:border="0.002cm solid #000000">
        <style:background-image/>
      </style:table-cell-properties>
    </style:style>
    <style:style style:name="externalLiabilityList.A2" style:family="table-cell">
      <style:table-cell-properties fo:padding="0.097cm" fo:border-left="0.002cm solid #000000" fo:border-right="none" fo:border-top="none" fo:border-bottom="0.002cm solid #000000"/>
    </style:style>
    <style:style style:name="externalLiabilityList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002cm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none" fo:border-top="none" fo:border-bottom="0.002cm solid #000000"/>
    </style:style>
    <style:style style:name="Table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A1" style:family="table-cell">
      <style:table-cell-properties fo:padding="0.097cm" fo:border="0.002cm solid #000000"/>
    </style:style>
    <style:style style:name="bankingDetailsList" style:family="table">
      <style:table-properties style:width="17cm" table:align="margins"/>
    </style:style>
    <style:style style:name="bankingDetailsList.A" style:family="table-column">
      <style:table-column-properties style:column-width="4.249cm" style:rel-column-width="16380*"/>
    </style:style>
    <style:style style:name="bankingDetailsList.C" style:family="table-column">
      <style:table-column-properties style:column-width="4.251cm" style:rel-column-width="16387*"/>
    </style:style>
    <style:style style:name="bankingDetailsList.D" style:family="table-column">
      <style:table-column-properties style:column-width="4.251cm" style:rel-column-width="16388*"/>
    </style:style>
    <style:style style:name="bankingDetailsList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bankingDetailsList.D1" style:family="table-cell">
      <style:table-cell-properties fo:background-color="#cccccc" fo:padding="0.097cm" fo:border="0.002cm solid #000000">
        <style:background-image/>
      </style:table-cell-properties>
    </style:style>
    <style:style style:name="bankingDetailsList.A2" style:family="table-cell">
      <style:table-cell-properties fo:padding="0.097cm" fo:border-left="0.002cm solid #000000" fo:border-right="none" fo:border-top="none" fo:border-bottom="0.002cm solid #000000"/>
    </style:style>
    <style:style style:name="bankingDetailsList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002cm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5.667cm" style:rel-column-width="21845*"/>
    </style:style>
    <style:style style:name="Table30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0.C1" style:family="table-cell">
      <style:table-cell-properties fo:background-color="#cccccc" fo:padding="0.097cm" fo:border="0.002cm solid #000000">
        <style:background-image/>
      </style:table-cell-properties>
    </style:style>
    <style:style style:name="Table30.A2" style:family="table-cell">
      <style:table-cell-properties fo:padding="0.097cm" fo:border-left="0.002cm solid #000000" fo:border-right="none" fo:border-top="none" fo:border-bottom="0.002cm solid #000000"/>
    </style:style>
    <style:style style:name="Table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clientHistoryList" style:family="table">
      <style:table-properties style:width="17cm" table:align="margins"/>
    </style:style>
    <style:style style:name="clientHistoryList.A" style:family="table-column">
      <style:table-column-properties style:column-width="3.399cm" style:rel-column-width="13106*"/>
    </style:style>
    <style:style style:name="clientHistoryList.B" style:family="table-column">
      <style:table-column-properties style:column-width="3.401cm" style:rel-column-width="13107*"/>
    </style:style>
    <style:style style:name="clientHistoryList.E" style:family="table-column">
      <style:table-column-properties style:column-width="3.401cm" style:rel-column-width="13110*"/>
    </style:style>
    <style:style style:name="clientHistoryList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lientHistoryList.E1" style:family="table-cell">
      <style:table-cell-properties fo:background-color="#cccccc" fo:padding="0.097cm" fo:border="0.002cm solid #000000">
        <style:background-image/>
      </style:table-cell-properties>
    </style:style>
    <style:style style:name="clientHistoryList.A2" style:family="table-cell">
      <style:table-cell-properties fo:padding="0.097cm" fo:border-left="0.002cm solid #000000" fo:border-right="none" fo:border-top="none" fo:border-bottom="0.002cm solid #000000"/>
    </style:style>
    <style:style style:name="clientHistoryList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background-color="#ffffff" style:font-size-asian="11pt" style:font-size-complex="11pt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Times New Roman" fo:font-size="11pt" style:font-size-asian="11pt" style:font-size-complex="11pt"/>
    </style:style>
    <style:style style:name="P5" style:family="paragraph" style:parent-style-name="Standard">
      <style:text-properties style:font-name="Times New Roman" fo:font-size="11pt" fo:background-color="#ffffff" style:font-size-asian="11pt" style:font-size-complex="11pt"/>
    </style:style>
    <style:style style:name="P6" style:family="paragraph" style:parent-style-name="Standard">
      <style:text-properties style:font-name="Times New Roman" fo:font-size="11pt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text-line-through-style="none" style:font-name="Book Antiqua" fo:font-size="10pt" fo:font-style="normal" style:text-underline-style="none" fo:font-weight="normal" style:text-blinking="false" fo:background-color="transparent"/>
    </style:style>
    <style:style style:name="P8" style:family="paragraph" style:parent-style-name="Standard">
      <style:text-properties fo:font-variant="normal" fo:text-transform="none" fo:color="#000000" style:text-line-through-style="none" style:font-name="Book Antiqua" fo:font-size="10pt" fo:font-style="normal" style:text-underline-style="none" fo:font-weight="normal" style:text-blinking="false" fo:background-color="transparent" style:font-size-asian="11pt" style:font-size-complex="11pt"/>
    </style:style>
    <style:style style:name="P9" style:family="paragraph" style:parent-style-name="Standard">
      <style:text-properties fo:font-variant="normal" fo:text-transform="none" fo:color="#000000" style:text-line-through-style="none" style:font-name="Book Antiqua" fo:font-size="10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font-name="Book Antiqua" fo:font-size="10pt" fo:font-style="normal" style:text-underline-style="none" fo:font-weight="normal" style:text-blinking="false" fo:background-color="transparent" style:font-weight-asian="normal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font-name="Book Antiqua" fo:font-size="10pt" fo:font-style="normal" style:text-underline-style="none" fo:font-weight="bold" style:text-blinking="false" fo:background-color="transparent" style:font-size-asian="11pt" style:font-size-complex="11pt"/>
    </style:style>
    <style:style style:name="P12" style:family="paragraph" style:parent-style-name="Standard">
      <style:text-properties fo:font-variant="normal" fo:text-transform="none" fo:color="#000000" style:text-line-through-style="none" style:font-name="Book Antiqua" fo:font-size="9pt" fo:font-style="normal" style:text-underline-style="none" fo:font-weight="normal" style:text-blinking="false" fo:background-color="transparent" style:font-size-asian="9pt" style:font-weight-asian="normal" style:font-size-complex="9pt" style:font-weight-complex="normal"/>
    </style:style>
    <style:style style:name="P13" style:family="paragraph" style:parent-style-name="Standard">
      <style:text-properties fo:font-variant="normal" fo:text-transform="none" fo:color="#000000" style:text-line-through-style="none" style:font-name="Book Antiqua" fo:font-size="10.5pt" fo:font-style="normal" style:text-underline-style="none" fo:font-weight="bold" style:text-blinking="false" fo:background-color="transparent" style:font-size-asian="10.5pt" style:font-size-complex="10.5pt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Book Antiqua" fo:font-size="11pt" fo:font-style="normal" style:text-underline-style="none" fo:font-weight="normal" style:text-blinking="false" fo:background-color="transparent" style:font-size-asian="11pt" style:font-size-complex="11pt"/>
    </style:style>
    <style:style style:name="P15" style:family="paragraph" style:parent-style-name="Standard"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ize-complex="11pt"/>
    </style:style>
    <style:style style:name="P16" style:family="paragraph" style:parent-style-name="Standard">
      <style:text-properties fo:font-variant="normal" fo:text-transform="none" fo:color="#000000" style:text-line-through-style="none" style:font-name="Times New Roman" fo:font-size="11pt" fo:font-style="normal" style:text-underline-style="none" fo:font-weight="bold" style:text-blinking="false" fo:background-color="transparent" style:font-size-asian="11pt" style:font-size-complex="11pt"/>
    </style:style>
    <style:style style:name="P17" style:family="paragraph" style:parent-style-name="Standard">
      <style:text-properties fo:font-variant="normal" fo:text-transform="none" fo:color="#000000" style:font-name="Book Antiqua" fo:font-size="10pt" fo:font-style="normal" style:text-underline-style="solid" style:text-underline-width="auto" style:text-underline-color="font-color" fo:font-weight="bold" fo:background-color="transparent"/>
    </style:style>
    <style:style style:name="P18" style:family="paragraph" style:parent-style-name="Standard">
      <style:text-properties fo:font-variant="normal" fo:text-transform="none" fo:color="#000000" style:font-name="Book Antiqua" fo:font-size="10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19" style:family="paragraph" style:parent-style-name="Standard">
      <style:text-properties fo:font-variant="normal" fo:text-transform="none" fo:color="#000000" style:font-name="Book Antiqua" fo:font-size="10pt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variant="normal" fo:text-transform="none" fo:color="#000000" style:font-name="Times New Roman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21" style:family="paragraph" style:parent-style-name="Standard">
      <style:text-properties fo:font-variant="normal" fo:text-transform="none" fo:color="#000000" style:font-name="Times New Roman" fo:font-size="10pt" fo:font-style="normal" style:text-underline-style="none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9pt" style:font-size-asian="9pt" style:font-size-complex="9pt"/>
    </style:style>
    <style:style style:name="P23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24" style:family="paragraph" style:parent-style-name="Standard">
      <style:text-properties fo:font-size="10pt" style:font-size-asian="10pt" style:font-size-complex="10pt"/>
    </style:style>
    <style:style style:name="P25" style:family="paragraph" style:parent-style-name="Table_20_Contents">
      <style:text-properties fo:font-size="11pt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7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font-name="Times New Roman" fo:font-size="11pt" style:font-size-asian="11pt" style:font-size-complex="11pt"/>
    </style:style>
    <style:style style:name="P29" style:family="paragraph" style:parent-style-name="Table_20_Contents">
      <style:text-properties fo:font-size="10.5pt" style:font-size-asian="10.5pt" style:font-size-complex="10.5pt"/>
    </style:style>
    <style:style style:name="P30" style:family="paragraph" style:parent-style-name="Table_20_Contents">
      <style:text-properties fo:font-weight="normal" style:font-weight-asian="normal" style:font-weight-complex="normal"/>
    </style:style>
    <style:style style:name="P31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32" style:family="paragraph" style:parent-style-name="Table_20_Contents">
      <style:text-properties fo:font-size="10pt" style:font-size-asian="10pt" style:font-size-complex="10pt"/>
    </style:style>
    <style:style style:name="P33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Book Antiqua1" fo:font-size="11pt" fo:font-style="normal" style:text-underline-style="none" fo:font-weight="normal" fo:background-color="#ffffff" style:font-name-asian="Book Antiqua2" style:font-size-asian="11pt" style:font-style-asian="normal" style:font-weight-asian="normal" style:font-name-complex="Book Antiqua2" style:font-size-complex="11pt"/>
    </style:style>
    <style:style style:name="P3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Book Antiqua1" fo:font-size="11pt" fo:font-style="normal" style:text-underline-style="none" fo:font-weight="normal" style:font-name-asian="Book Antiqua2" style:font-size-asian="11pt" style:font-style-asian="normal" style:font-weight-asian="normal" style:font-name-complex="Book Antiqua2" style:font-size-complex="11pt"/>
    </style:style>
    <style:style style:name="P35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line-through-style="none" style:font-name="Book Antiqua" fo:font-size="10pt" fo:font-style="normal" style:text-underline-style="none" fo:font-weight="normal" style:text-blinking="false" fo:background-color="transparent" style:font-weight-asian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cm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Book Antiqua" fo:font-size="10pt" fo:font-style="normal" style:text-underline-style="none" fo:font-weight="normal" style:text-blinking="false" fo:background-color="transparent" style:font-weight-asian="normal" style:font-weight-complex="normal"/>
    </style:style>
    <style:style style:name="P37" style:family="paragraph" style:parent-style-name="Standard">
      <style:paragraph-properties fo:background-color="#ffffff">
        <style:background-image/>
      </style:paragraph-properties>
      <style:text-properties style:font-name="Times New Roman" fo:font-size="11pt" fo:background-color="#ffffff" style:font-size-asian="11pt" style:font-size-complex="11pt"/>
    </style:style>
    <style:style style:name="P38" style:family="paragraph" style:parent-style-name="Text_20_body">
      <style:text-properties fo:font-variant="normal" fo:text-transform="none" fo:color="#000000" style:text-line-through-style="none" style:font-name="Book Antiqua" fo:font-size="9pt" fo:font-style="normal" style:text-underline-style="none" fo:font-weight="normal" style:text-blinking="false" fo:background-color="transparent" style:font-size-asian="9pt" style:font-weight-asian="normal" style:font-size-complex="9pt" style:font-weight-complex="normal"/>
    </style:style>
    <style:style style:name="P39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40" style:family="paragraph" style:parent-style-name="Text_20_body">
      <style:paragraph-properties fo:margin-top="0cm" fo:margin-bottom="0cm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Book Antiqua" fo:font-size="10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20%" fo:text-align="justify" style:justify-single-word="false" style:writing-mode="lr-tb"/>
      <style:text-properties fo:font-variant="normal" fo:text-transform="none" fo:color="#000000" style:text-line-through-style="none" style:font-name="Book Antiqua" fo:font-size="9pt" fo:font-style="normal" style:text-underline-style="none" fo:font-weight="normal" style:text-blinking="false" fo:background-color="transparent" style:font-size-asian="9pt" style:font-weight-asian="normal" style:font-size-complex="9pt" style:font-weight-complex="normal"/>
    </style:style>
    <style:style style:name="P42" style:family="paragraph" style:parent-style-name="Standard">
      <style:paragraph-properties fo:margin-left="-0.25cm" fo:margin-right="0cm" fo:margin-top="0cm" fo:margin-bottom="0cm" fo:line-height="100%" fo:text-align="center" style:justify-single-word="false" fo:keep-together="auto" fo:orphans="2" fo:widows="2" fo:text-indent="0cm" style:auto-text-indent="false" fo:background-color="#cccccc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Book Antiqua1" fo:font-size="14pt" fo:font-style="normal" style:text-underline-style="none" fo:font-weight="bold" style:font-name-asian="Book Antiqua2" style:font-size-asian="14pt" style:font-style-asian="normal" style:font-weight-asian="bold" style:font-name-complex="Book Antiqua2" style:font-size-complex="14pt"/>
    </style:style>
    <style:style style:name="P43" style:family="paragraph" style:parent-style-name="Standard">
      <style:paragraph-properties fo:margin-left="-0.25cm" fo:margin-right="0cm" fo:margin-top="0cm" fo:margin-bottom="0cm" fo:line-height="100%" fo:text-align="center" style:justify-single-word="false" fo:keep-together="auto" fo:orphans="2" fo:widows="2" fo:text-indent="0cm" style:auto-text-indent="false" fo:background-color="#cccccc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Book Antiqua1" fo:font-size="10pt" fo:font-style="normal" style:text-underline-style="none" fo:font-weight="bold" style:font-name-asian="Book Antiqua2" style:font-size-asian="10pt" style:font-style-asian="normal" style:font-weight-asian="bold" style:font-name-complex="Book Antiqua2" style:font-size-complex="10pt"/>
    </style:style>
    <style:style style:name="P44" style:family="paragraph" style:parent-style-name="Standard" style:list-style-name="L2">
      <style:text-properties fo:font-variant="normal" fo:text-transform="none" fo:color="#000000" style:font-name="Book Antiqua" fo:font-size="10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45" style:family="paragraph" style:parent-style-name="Table_20_Contents">
      <style:text-properties style:font-name="Times New Roman" fo:font-size="11pt" style:font-size-asian="11pt" style:font-size-complex="11pt"/>
    </style:style>
    <style:style style:name="P46" style:family="paragraph" style:parent-style-name="Text_20_body" style:list-style-name="L1">
      <style:paragraph-properties fo:margin-top="0cm" fo:margin-bottom="0cm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Book Antiqua" fo:font-size="10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Book Antiqua" fo:font-size="10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Book Antiqua" fo:font-size="10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Book Antiqua" fo:font-size="10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Book Antiqua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bold" style:text-blinking="false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text-position="super 58%" style:font-name="Book Antiqua" fo:font-size="6pt" fo:font-style="normal" style:text-underline-style="none" style:text-blinking="false" fo:background-color="transparent"/>
    </style:style>
    <style:style style:name="T11" style:family="text">
      <style:text-properties fo:font-variant="normal" fo:text-transform="none" fo:color="#000000" style:font-name="Book Antiqua" fo:font-style="normal" style:text-underline-style="solid" style:text-underline-width="auto" style:text-underline-color="font-color" fo:font-weight="bold" fo:background-color="transparent"/>
    </style:style>
    <style:style style:name="T12" style:family="text">
      <style:text-properties fo:font-variant="normal" fo:text-transform="none" fo:color="#000000" fo:font-style="normal" style:text-underline-style="solid" style:text-underline-width="auto" style:text-underline-color="font-color" fo:font-weight="bold"/>
    </style:style>
    <style:style style:name="T13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14" style:family="text">
      <style:text-properties fo:font-variant="normal" fo:text-transform="none" fo:color="#000000" fo:font-style="italic" style:text-underline-style="solid" style:text-underline-width="auto" style:text-underline-color="font-color" fo:font-weight="bold" fo:background-color="transparent"/>
    </style:style>
    <style:style style:name="T15" style:family="text">
      <style:text-properties fo:font-variant="normal" fo:text-transform="none" fo:color="#000000" fo:font-style="italic" style:text-underline-style="solid" style:text-underline-width="auto" style:text-underline-color="font-color" fo:font-weight="normal" fo:background-color="transparent"/>
    </style:style>
    <style:style style:name="T16" style:family="text">
      <style:text-properties fo:font-variant="normal" fo:text-transform="none" fo:color="#000000" style:font-name="Times New Roman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T17" style:family="text">
      <style:text-properties fo:font-variant="normal" fo:text-transform="none" fo:color="#000000" style:font-name="Times New Roman" fo:font-size="11pt" fo:font-style="normal" style:text-underline-style="solid" style:text-underline-width="auto" style:text-underline-color="font-color" fo:font-weight="normal" fo:background-color="transparent" style:font-size-asian="11pt" style:font-size-complex="11pt"/>
    </style:style>
    <style:style style:name="T18" style:family="text">
      <style:text-properties style:font-name="Times New Roman" fo:font-size="11pt" style:font-size-asian="11pt" style:font-size-complex="11pt"/>
    </style:style>
    <style:style style:name="T1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2">Credit Approval Memo</text:p>
            <text:p text:style-name="P43">CAM No: &amp;&lt;cam_no&gt;&amp; <text:s text:c="3"/>Dated: &amp;&lt;currentdate&gt;&amp;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3">Cam Type</text:p>
          </table:table-cell>
          <table:table-cell table:style-name="Table2.A1" office:value-type="string">
            <text:p text:style-name="P25">&amp;&lt;camtype&gt;&amp;</text:p>
          </table:table-cell>
          <table:table-cell table:style-name="Table2.A1" office:value-type="string">
            <text:p text:style-name="P33">Customer Classification</text:p>
          </table:table-cell>
          <table:table-cell table:style-name="Table2.D1" office:value-type="string">
            <text:p text:style-name="P25">&amp;&lt;classification&gt;&amp;</text:p>
          </table:table-cell>
        </table:table-row>
        <table:table-row>
          <table:table-cell table:style-name="Table2.A2" office:value-type="string">
            <text:p text:style-name="P33">Business Model</text:p>
          </table:table-cell>
          <table:table-cell table:style-name="Table2.A2" office:value-type="string">
            <text:p text:style-name="P25">&amp;&lt;business_model_new&gt;&amp;</text:p>
          </table:table-cell>
          <table:table-cell table:style-name="Table2.A2" office:value-type="string">
            <text:p text:style-name="P33">Asset Finance Category</text:p>
          </table:table-cell>
          <table:table-cell table:style-name="Table2.D2" office:value-type="string">
            <text:p text:style-name="P25">&amp;&lt;assetfinancecategory&gt;&amp;</text:p>
          </table:table-cell>
        </table:table-row>
        <table:table-row>
          <table:table-cell table:style-name="Table2.A2" office:value-type="string">
            <text:p text:style-name="P33">Sector</text:p>
          </table:table-cell>
          <table:table-cell table:style-name="Table2.A2" office:value-type="string">
            <text:p text:style-name="P25">&amp;&lt;sector&gt;&amp;</text:p>
          </table:table-cell>
          <table:table-cell table:style-name="Table2.A2" office:value-type="string">
            <text:p text:style-name="P33">Product</text:p>
          </table:table-cell>
          <table:table-cell table:style-name="Table2.D2" office:value-type="string">
            <text:p text:style-name="P25">&amp;&lt;product&gt;&amp;</text:p>
          </table:table-cell>
        </table:table-row>
        <table:table-row>
          <table:table-cell table:style-name="Table2.A2" office:value-type="string">
            <text:p text:style-name="P33">Sub- Sector </text:p>
          </table:table-cell>
          <table:table-cell table:style-name="Table2.A2" office:value-type="string">
            <text:p text:style-name="P25">&amp;&lt;subsector&gt;&amp;</text:p>
          </table:table-cell>
          <table:table-cell table:style-name="Table2.A2" office:value-type="string">
            <text:p text:style-name="P33">Category of Customer</text:p>
          </table:table-cell>
          <table:table-cell table:style-name="Table2.D2" office:value-type="string">
            <text:p text:style-name="P25">&amp;&lt;customercategory&gt;&amp;</text:p>
          </table:table-cell>
        </table:table-row>
        <table:table-row>
          <table:table-cell table:style-name="Table2.A2" office:value-type="string">
            <text:p text:style-name="P33">Sub- Sector Code</text:p>
          </table:table-cell>
          <table:table-cell table:style-name="Table2.A2" office:value-type="string">
            <text:p text:style-name="P25">&amp;&lt;subsectorcode&gt;&amp;</text:p>
          </table:table-cell>
          <table:table-cell table:style-name="Table2.A2" office:value-type="string">
            <text:p text:style-name="P33">Customer Segment</text:p>
          </table:table-cell>
          <table:table-cell table:style-name="Table2.D2" office:value-type="string">
            <text:p text:style-name="P25">&amp;&lt;classofcontractor&gt;&amp;</text:p>
          </table:table-cell>
        </table:table-row>
        <table:table-row>
          <table:table-cell table:style-name="Table2.A2" office:value-type="string">
            <text:p text:style-name="P33">Region </text:p>
          </table:table-cell>
          <table:table-cell table:style-name="Table2.A2" office:value-type="string">
            <text:p text:style-name="P25">&amp;&lt;region&gt;&amp;</text:p>
          </table:table-cell>
          <table:table-cell table:style-name="Table2.A2" office:value-type="string">
            <text:p text:style-name="P33">Geographic Category</text:p>
          </table:table-cell>
          <table:table-cell table:style-name="Table2.D2" office:value-type="string">
            <text:p text:style-name="P25">&amp;&lt;geographiccategory&gt;&amp;</text:p>
          </table:table-cell>
        </table:table-row>
        <table:table-row>
          <table:table-cell table:style-name="Table2.A2" office:value-type="string">
            <text:p text:style-name="P33">Branch</text:p>
          </table:table-cell>
          <table:table-cell table:style-name="Table2.A2" office:value-type="string">
            <text:p text:style-name="P25">&amp;&lt;branch&gt;&amp;</text:p>
          </table:table-cell>
          <table:table-cell table:style-name="Table2.A2" office:value-type="string">
            <text:p text:style-name="P33">Negative Area</text:p>
          </table:table-cell>
          <table:table-cell table:style-name="Table2.D2" office:value-type="string">
            <text:p text:style-name="P25">&amp;&lt;negativearea&gt;&amp;</text:p>
          </table:table-cell>
        </table:table-row>
        <table:table-row>
          <table:table-cell table:style-name="Table2.A2" office:value-type="string">
            <text:p text:style-name="P33">Distance from SREI office in Kms</text:p>
          </table:table-cell>
          <table:table-cell table:style-name="Table2.A2" office:value-type="string">
            <text:p text:style-name="P25">&amp;&lt;distance_frm_srei_office&gt;&amp;</text:p>
          </table:table-cell>
          <table:table-cell table:style-name="Table2.A2" office:value-type="string">
            <text:p text:style-name="P33">Caution Profile</text:p>
          </table:table-cell>
          <table:table-cell table:style-name="Table2.D2" office:value-type="string">
            <text:p text:style-name="P25">&amp;&lt;cautionprofile&gt;&amp;</text:p>
          </table:table-cell>
        </table:table-row>
        <table:table-row>
          <table:table-cell table:style-name="Table2.A2" office:value-type="string">
            <text:p text:style-name="P34">Dealing Executive/SEP <text:s/>RM Name</text:p>
          </table:table-cell>
          <table:table-cell table:style-name="Table2.A2" office:value-type="string">
            <text:p text:style-name="P25">&amp;&lt;rmname&gt;&amp;</text:p>
          </table:table-cell>
          <table:table-cell table:style-name="Table2.A2" office:value-type="string">
            <text:p text:style-name="P34">Collection Officer</text:p>
          </table:table-cell>
          <table:table-cell table:style-name="Table2.D2" office:value-type="string">
            <text:p text:style-name="P25">&amp;&lt;collectionofficer&gt;&amp;</text:p>
          </table:table-cell>
        </table:table-row>
      </table:table>
      <text:p text:style-name="Standard"/>
      <text:p text:style-name="P4"><text:bookmark text:name="docs-internal-guid-1a073cbd-7fff-02dc-b8d4-d85359c45ef5"/><text:span text:style-name="T13">A. General Details:</text:span> 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5">Particulars</text:p>
          </table:table-cell>
          <table:table-cell table:style-name="Table3.A1" table:number-columns-spanned="2" office:value-type="string">
            <text:p text:style-name="P25">Applicant Details</text:p>
          </table:table-cell>
          <table:covered-table-cell/>
          <table:table-cell table:style-name="Table3.D1" table:number-columns-spanned="2" office:value-type="string">
            <text:p text:style-name="P25">Co-Applicant Details</text:p>
          </table:table-cell>
          <table:covered-table-cell/>
        </table:table-row>
        <table:table-row>
          <table:table-cell table:style-name="Table3.A2" office:value-type="string">
            <text:p text:style-name="P25">Name</text:p>
          </table:table-cell>
          <table:table-cell table:style-name="Table3.A2" table:number-columns-spanned="2" office:value-type="string">
            <text:p text:style-name="P25">&amp;&lt;partynameApplicant&gt;&amp;</text:p>
          </table:table-cell>
          <table:covered-table-cell/>
          <table:table-cell table:style-name="Table3.D2" table:number-columns-spanned="2" office:value-type="string">
            <text:p text:style-name="P25">&amp;&lt;partynameCoApplicant&gt;&amp;</text:p>
          </table:table-cell>
          <table:covered-table-cell/>
        </table:table-row>
        <table:table-row>
          <table:table-cell table:style-name="Table3.A2" office:value-type="string">
            <text:p text:style-name="P25">Relationship</text:p>
          </table:table-cell>
          <table:table-cell table:style-name="Table3.A2" table:number-columns-spanned="2" office:value-type="string">
            <text:p text:style-name="P25">&amp;&lt;relationshipApplicant&gt;&amp;</text:p>
          </table:table-cell>
          <table:covered-table-cell/>
          <table:table-cell table:style-name="Table3.D2" table:number-columns-spanned="2" office:value-type="string">
            <text:p text:style-name="P25">&amp;&lt;relationshipCoApplicant&gt;&amp;</text:p>
          </table:table-cell>
          <table:covered-table-cell/>
        </table:table-row>
        <table:table-row>
          <table:table-cell table:style-name="Table3.A2" office:value-type="string">
            <text:p text:style-name="P25">Address with police station</text:p>
          </table:table-cell>
          <table:table-cell table:style-name="Table3.A2" table:number-columns-spanned="2" office:value-type="string">
            <text:p text:style-name="P25">&amp;&lt;addressApplicant&gt;&amp;</text:p>
          </table:table-cell>
          <table:covered-table-cell/>
          <table:table-cell table:style-name="Table3.D2" table:number-columns-spanned="2" office:value-type="string">
            <text:p text:style-name="P25">&amp;&lt;addressCoApplicant&gt;&amp;</text:p>
          </table:table-cell>
          <table:covered-table-cell/>
        </table:table-row>
        <table:table-row>
          <table:table-cell table:style-name="Table3.A2" office:value-type="string">
            <text:p text:style-name="P25">Telephone no. With STD code</text:p>
          </table:table-cell>
          <table:table-cell table:style-name="Table3.A2" table:number-columns-spanned="2" office:value-type="string">
            <text:p text:style-name="P25">&amp;&lt;mobilenumApplicant&gt;&amp;</text:p>
          </table:table-cell>
          <table:covered-table-cell/>
          <table:table-cell table:style-name="Table3.D2" table:number-columns-spanned="2" office:value-type="string">
            <text:p text:style-name="P25">&amp;&lt;mobilenumCoApplicant&gt;&amp;</text:p>
          </table:table-cell>
          <table:covered-table-cell/>
        </table:table-row>
        <table:table-row>
          <table:table-cell table:style-name="Table3.A2" office:value-type="string">
            <text:p text:style-name="P25">Email Id</text:p>
          </table:table-cell>
          <table:table-cell table:style-name="Table3.A2" table:number-columns-spanned="2" office:value-type="string">
            <text:p text:style-name="P25">&amp;&lt;emailaddApplicant&gt;&amp;</text:p>
          </table:table-cell>
          <table:covered-table-cell/>
          <table:table-cell table:style-name="Table3.D2" table:number-columns-spanned="2" office:value-type="string">
            <text:p text:style-name="P25">&amp;&lt;emailaddCoApplicant&gt;&amp;</text:p>
          </table:table-cell>
          <table:covered-table-cell/>
        </table:table-row>
        <table:table-row>
          <table:table-cell table:style-name="Table3.A2" office:value-type="string">
            <text:p text:style-name="P25">Web Address</text:p>
          </table:table-cell>
          <table:table-cell table:style-name="Table3.A2" table:number-columns-spanned="2" office:value-type="string">
            <text:p text:style-name="P25">&amp;&lt;websiteApplicant&gt;&amp;</text:p>
          </table:table-cell>
          <table:covered-table-cell/>
          <table:table-cell table:style-name="Table3.D2" table:number-columns-spanned="2" office:value-type="string">
            <text:p text:style-name="P25">&amp;&lt;websiteCoApplicant&gt;&amp;</text:p>
          </table:table-cell>
          <table:covered-table-cell/>
        </table:table-row>
        <table:table-row>
          <table:table-cell table:style-name="Table3.A2" office:value-type="string">
            <text:p text:style-name="P25">Constitution (For Business)</text:p>
          </table:table-cell>
          <table:table-cell table:style-name="Table3.A2" table:number-columns-spanned="2" office:value-type="string">
            <text:p text:style-name="P25">&amp;&lt;constitutionApplicant&gt;&amp;</text:p>
          </table:table-cell>
          <table:covered-table-cell/>
          <table:table-cell table:style-name="Table3.D2" table:number-columns-spanned="2" office:value-type="string">
            <text:p text:style-name="P25">&amp;&lt;constitutionCoApplicant&gt;&amp;</text:p>
          </table:table-cell>
          <table:covered-table-cell/>
        </table:table-row>
        <table:table-row>
          <table:table-cell table:style-name="Table3.A2" office:value-type="string">
            <text:p text:style-name="P25">Age / Date of Incorporation</text:p>
          </table:table-cell>
          <table:table-cell table:style-name="Table3.A2" table:number-columns-spanned="2" office:value-type="string">
            <text:p text:style-name="P25">&amp;&lt;dobApplicant&gt;&amp;</text:p>
          </table:table-cell>
          <table:covered-table-cell/>
          <table:table-cell table:style-name="Table3.D2" table:number-columns-spanned="2" office:value-type="string">
            <text:p text:style-name="P25">&amp;&lt;dobCoApplicant&gt;&amp;</text:p>
          </table:table-cell>
          <table:covered-table-cell/>
        </table:table-row>
        <table:table-row>
          <table:table-cell table:style-name="Table3.A2" office:value-type="string">
            <text:p text:style-name="P25">Years of experience in Business</text:p>
          </table:table-cell>
          <table:table-cell table:style-name="Table3.A2" table:number-columns-spanned="2" office:value-type="string">
            <text:p text:style-name="P25">&amp;&lt;bussexpApplicant&gt;&amp;</text:p>
          </table:table-cell>
          <table:covered-table-cell/>
          <table:table-cell table:style-name="Table3.D2" table:number-columns-spanned="2" office:value-type="string">
            <text:p text:style-name="P25">&amp;&lt;bussexpCoApplicant&gt;&amp;</text:p>
          </table:table-cell>
          <table:covered-table-cell/>
        </table:table-row>
        <table:table-row>
          <table:table-cell table:style-name="Table3.A2" office:value-type="string">
            <text:p text:style-name="P25">SREI Existing Customer</text:p>
          </table:table-cell>
          <table:table-cell table:style-name="Table3.A2" table:number-columns-spanned="2" office:value-type="string">
            <text:p text:style-name="P25">&amp;&lt;sreiexistingcustomerApplicant&gt;&amp;</text:p>
          </table:table-cell>
          <table:covered-table-cell/>
          <table:table-cell table:style-name="Table3.D2" table:number-columns-spanned="2" office:value-type="string">
            <text:p text:style-name="P25">&amp;&lt;sreiexistingcustomerCoApplicant&gt;&amp;</text:p>
          </table:table-cell>
          <table:covered-table-cell/>
        </table:table-row>
        <table:table-row>
          <table:table-cell table:style-name="Table3.A2" office:value-type="string">
            <text:p text:style-name="P25">CIBIL Score</text:p>
          </table:table-cell>
          <table:table-cell table:style-name="Table3.A2" table:number-columns-spanned="2" office:value-type="string">
            <text:p text:style-name="P25">&amp;&lt;cibilscoreApplicant&gt;&amp;</text:p>
          </table:table-cell>
          <table:covered-table-cell/>
          <table:table-cell table:style-name="Table3.D2" table:number-columns-spanned="2" office:value-type="string">
            <text:p text:style-name="P25">&amp;&lt;cibilscoreCoApplicant&gt;&amp;</text:p>
          </table:table-cell>
          <table:covered-table-cell/>
        </table:table-row>
        <table:table-row>
          <table:table-cell table:style-name="Table3.A2" office:value-type="string">
            <text:p text:style-name="P25">Experian Score</text:p>
          </table:table-cell>
          <table:table-cell table:style-name="Table3.A2" table:number-columns-spanned="2" office:value-type="string">
            <text:p text:style-name="P25">&amp;&lt;experianscoreApplicant&gt;&amp;</text:p>
          </table:table-cell>
          <table:covered-table-cell/>
          <table:table-cell table:style-name="Table3.D2" table:number-columns-spanned="2" office:value-type="string">
            <text:p text:style-name="P25">&amp;&lt;experianscoreCoApplicant&gt;&amp;</text:p>
          </table:table-cell>
          <table:covered-table-cell/>
        </table:table-row>
        <table:table-row>
          <table:table-cell table:style-name="Table3.A2" office:value-type="string">
            <text:p text:style-name="P25">Equifax Score</text:p>
          </table:table-cell>
          <table:table-cell table:style-name="Table3.A2" table:number-columns-spanned="2" office:value-type="string">
            <text:p text:style-name="P25">&amp;&lt;equifaxscoreApplicant&gt;&amp;</text:p>
          </table:table-cell>
          <table:covered-table-cell/>
          <table:table-cell table:style-name="Table3.D2" table:number-columns-spanned="2" office:value-type="string">
            <text:p text:style-name="P25">&amp;&lt;equifaxscoreCoApplicant&gt;&amp;</text:p>
          </table:table-cell>
          <table:covered-table-cell/>
        </table:table-row>
        <table:table-row>
          <table:table-cell table:style-name="Table3.A2" office:value-type="string">
            <text:p text:style-name="P25">CRIF Score</text:p>
          </table:table-cell>
          <table:table-cell table:style-name="Table3.A2" table:number-columns-spanned="2" office:value-type="string">
            <text:p text:style-name="P25">&amp;&lt;crifscoreApplicant&gt;&amp;</text:p>
          </table:table-cell>
          <table:covered-table-cell/>
          <table:table-cell table:style-name="Table3.D2" table:number-columns-spanned="2" office:value-type="string">
            <text:p text:style-name="P25">&amp;&lt;crifscoreCoApplicant&gt;&amp;</text:p>
          </table:table-cell>
          <table:covered-table-cell/>
        </table:table-row>
        <table:table-row>
          <table:table-cell table:style-name="Table3.A2" office:value-type="string">
            <text:p text:style-name="P25">Score Comments</text:p>
          </table:table-cell>
          <table:table-cell table:style-name="Table3.A2" table:number-columns-spanned="2" office:value-type="string">
            <text:p text:style-name="P25">&amp;&lt;cibilscorecommentsApplicant&gt;&amp;</text:p>
          </table:table-cell>
          <table:covered-table-cell/>
          <table:table-cell table:style-name="Table3.D2" table:number-columns-spanned="2" office:value-type="string">
            <text:p text:style-name="P25">&amp;&lt;cibilscorecommentsCoApplicant&gt;&amp;</text:p>
          </table:table-cell>
          <table:covered-table-cell/>
        </table:table-row>
        <table:table-row>
          <table:table-cell table:style-name="Table3.A2" office:value-type="string">
            <text:p text:style-name="P25">Residence FI No.</text:p>
          </table:table-cell>
          <table:table-cell table:style-name="Table3.A2" table:number-columns-spanned="2" office:value-type="string">
            <text:p text:style-name="P25">&amp;&lt;resifinumberApplicant&gt;&amp;</text:p>
          </table:table-cell>
          <table:covered-table-cell/>
          <table:table-cell table:style-name="Table3.D2" table:number-columns-spanned="2" office:value-type="string">
            <text:p text:style-name="P25">&amp;&lt;resifinumberCoApplicant&gt;&amp;</text:p>
          </table:table-cell>
          <table:covered-table-cell/>
        </table:table-row>
        <table:table-row>
          <table:table-cell table:style-name="Table3.A2" office:value-type="string">
            <text:p text:style-name="P25">Residence FI Comments</text:p>
          </table:table-cell>
          <table:table-cell table:style-name="Table3.A2" table:number-columns-spanned="2" office:value-type="string">
            <text:p text:style-name="P25">&amp;&lt;resificommentsApplicant&gt;&amp;</text:p>
          </table:table-cell>
          <table:covered-table-cell/>
          <table:table-cell table:style-name="Table3.D2" table:number-columns-spanned="2" office:value-type="string">
            <text:p text:style-name="P25">&amp;&lt;resificommentsCoApplicant&gt;&amp;</text:p>
          </table:table-cell>
          <table:covered-table-cell/>
        </table:table-row>
        <text:soft-page-break/>
        <table:table-row>
          <table:table-cell table:style-name="Table3.A2" office:value-type="string">
            <text:p text:style-name="P25">Office FI No.</text:p>
          </table:table-cell>
          <table:table-cell table:style-name="Table3.A2" table:number-columns-spanned="2" office:value-type="string">
            <text:p text:style-name="P25">&amp;&lt;officefinumberApplicant&gt;&amp;</text:p>
          </table:table-cell>
          <table:covered-table-cell/>
          <table:table-cell table:style-name="Table3.D2" table:number-columns-spanned="2" office:value-type="string">
            <text:p text:style-name="P25">&amp;&lt;officefinumberCoApplicant&gt;&amp;</text:p>
          </table:table-cell>
          <table:covered-table-cell/>
        </table:table-row>
        <table:table-row>
          <table:table-cell table:style-name="Table3.A2" office:value-type="string">
            <text:p text:style-name="P25">Office FI Comments</text:p>
          </table:table-cell>
          <table:table-cell table:style-name="Table3.A2" table:number-columns-spanned="2" office:value-type="string">
            <text:p text:style-name="P25">&amp;&lt;officeficommentsApplicant&gt;&amp;</text:p>
          </table:table-cell>
          <table:covered-table-cell/>
          <table:table-cell table:style-name="Table3.D2" table:number-columns-spanned="2" office:value-type="string">
            <text:p text:style-name="P25">&amp;&lt;officeficommentsCoApplicant&gt;&amp;</text:p>
          </table:table-cell>
          <table:covered-table-cell/>
        </table:table-row>
        <table:table-row>
          <table:table-cell table:style-name="Table3.A2" office:value-type="string">
            <text:p text:style-name="P25">Residence Stability</text:p>
          </table:table-cell>
          <table:table-cell table:style-name="Table3.A2" table:number-columns-spanned="2" office:value-type="string">
            <text:p text:style-name="P25">&amp;&lt;residencestabilityApplicant&gt;&amp;</text:p>
          </table:table-cell>
          <table:covered-table-cell/>
          <table:table-cell table:style-name="Table3.D2" table:number-columns-spanned="2" office:value-type="string">
            <text:p text:style-name="P25">&amp;&lt;residencestabilityCoApplicant&gt;&amp;</text:p>
          </table:table-cell>
          <table:covered-table-cell/>
        </table:table-row>
        <table:table-row>
          <table:table-cell table:style-name="Table3.A2" office:value-type="string">
            <text:p text:style-name="P25">Residence Status</text:p>
          </table:table-cell>
          <table:table-cell table:style-name="Table3.A2" table:number-columns-spanned="2" office:value-type="string">
            <text:p text:style-name="P25">&amp;&lt;residencestatusApplicant&gt;&amp;</text:p>
          </table:table-cell>
          <table:covered-table-cell/>
          <table:table-cell table:style-name="Table3.D2" table:number-columns-spanned="2" office:value-type="string">
            <text:p text:style-name="P25">&amp;&lt;residencestatusCoApplicant&gt;&amp;</text:p>
          </table:table-cell>
          <table:covered-table-cell/>
        </table:table-row>
        <table:table-row>
          <table:table-cell table:style-name="Table3.A2" office:value-type="string">
            <text:p text:style-name="P25">TVR Decision</text:p>
          </table:table-cell>
          <table:table-cell table:style-name="Table3.A2" table:number-columns-spanned="2" office:value-type="string">
            <text:p text:style-name="P25">&amp;&lt;tvrdecisionApplicant&gt;&amp;</text:p>
          </table:table-cell>
          <table:covered-table-cell/>
          <table:table-cell table:style-name="Table3.D2" table:number-columns-spanned="2" office:value-type="string">
            <text:p text:style-name="P25">&amp;&lt;tvrdecisionCoApplicant&gt;&amp;</text:p>
          </table:table-cell>
          <table:covered-table-cell/>
        </table:table-row>
        <table:table-row>
          <table:table-cell table:style-name="Table3.A2" office:value-type="string">
            <text:p text:style-name="P25">TVR Comments</text:p>
          </table:table-cell>
          <table:table-cell table:style-name="Table3.A2" table:number-columns-spanned="2" office:value-type="string">
            <text:p text:style-name="P25">&amp;&lt;tvrcommentsApplicant&gt;&amp;</text:p>
          </table:table-cell>
          <table:covered-table-cell/>
          <table:table-cell table:style-name="Table3.D2" table:number-columns-spanned="2" office:value-type="string">
            <text:p text:style-name="P25">&amp;&lt;tvrcommentsCoApplicant&gt;&amp;</text:p>
          </table:table-cell>
          <table:covered-table-cell/>
        </table:table-row>
        <table:table-row>
          <table:table-cell table:style-name="Table3.A2" office:value-type="string">
            <text:p text:style-name="P25">PSL Category</text:p>
          </table:table-cell>
          <table:table-cell table:style-name="Table3.A1" table:number-columns-spanned="2" office:value-type="string">
            <text:p text:style-name="P25">&amp;&lt;pslcategoryApplicant&gt;&amp;</text:p>
          </table:table-cell>
          <table:covered-table-cell/>
          <table:table-cell table:style-name="Table3.D1" table:number-columns-spanned="2" office:value-type="string">
            <text:p text:style-name="P25">&amp;&lt;pslcategoryCoApplicant&gt;&amp;</text:p>
          </table:table-cell>
          <table:covered-table-cell/>
        </table:table-row>
        <table:table-row>
          <table:table-cell table:style-name="Table3.A2" office:value-type="string">
            <text:p text:style-name="P25">Risk Category of Customer</text:p>
          </table:table-cell>
          <table:table-cell table:style-name="Table3.A1" office:value-type="string">
            <text:p text:style-name="P25">&amp;&lt;riskcategoryofcustomerApplicant&gt;&amp;</text:p>
          </table:table-cell>
          <table:table-cell table:style-name="Table3.A2" table:number-columns-spanned="2" office:value-type="string">
            <text:p text:style-name="P1">Fleet Size</text:p>
          </table:table-cell>
          <table:covered-table-cell/>
          <table:table-cell table:style-name="Table3.D2" office:value-type="string">
            <text:p text:style-name="P1">&amp;&lt;fleetsizeApplicant&gt;&amp;</text:p>
          </table:table-cell>
        </table:table-row>
        <table:table-row>
          <table:table-cell table:style-name="Table3.A2" office:value-type="string">
            <text:p text:style-name="P25">Risk Category of Customer (User)</text:p>
          </table:table-cell>
          <table:table-cell table:style-name="Table3.A2" office:value-type="string">
            <text:p text:style-name="P25">&amp;&lt;riskcategorycustuserApplicant&gt;&amp;</text:p>
          </table:table-cell>
          <table:table-cell table:style-name="Table3.A2" table:number-columns-spanned="2" office:value-type="string">
            <text:p text:style-name="P1">Credit Rating Agency</text:p>
          </table:table-cell>
          <table:covered-table-cell/>
          <table:table-cell table:style-name="Table3.D2" office:value-type="string">
            <text:p text:style-name="P1">&amp;&lt;ratingagencyApplicant&gt;&amp;</text:p>
          </table:table-cell>
        </table:table-row>
        <table:table-row>
          <table:table-cell table:style-name="Table3.A2" office:value-type="string">
            <text:p text:style-name="P25">Risk Grade</text:p>
          </table:table-cell>
          <table:table-cell table:style-name="Table3.A2" office:value-type="string">
            <text:p text:style-name="P25">&amp;&lt;riskgradeApplicant&gt;&amp;</text:p>
          </table:table-cell>
          <table:table-cell table:style-name="Table3.A2" table:number-columns-spanned="2" office:value-type="string">
            <text:p text:style-name="P1">Credit Enhancement1</text:p>
          </table:table-cell>
          <table:covered-table-cell/>
          <table:table-cell table:style-name="Table3.D2" office:value-type="string">
            <text:p text:style-name="P1">&amp;&lt;Creditenhancement1Applicant&gt;&amp;</text:p>
          </table:table-cell>
        </table:table-row>
        <table:table-row>
          <table:table-cell table:style-name="Table3.A2" office:value-type="string">
            <text:p text:style-name="P25">Agree with Rating</text:p>
          </table:table-cell>
          <table:table-cell table:style-name="Table3.A2" office:value-type="string">
            <text:p text:style-name="P25">&amp;&lt;agreewithratingsApplicant&gt;&amp;</text:p>
          </table:table-cell>
          <table:table-cell table:style-name="Table3.A2" table:number-columns-spanned="2" office:value-type="string">
            <text:p text:style-name="P1">Credit Enhancement2</text:p>
          </table:table-cell>
          <table:covered-table-cell/>
          <table:table-cell table:style-name="Table3.D2" office:value-type="string">
            <text:p text:style-name="P1">&amp;&lt;Creditenhancement2Applicant&gt;&amp;</text:p>
          </table:table-cell>
        </table:table-row>
        <table:table-row>
          <table:table-cell table:style-name="Table3.A2" office:value-type="string">
            <text:p text:style-name="P25">Asset Experience</text:p>
          </table:table-cell>
          <table:table-cell table:style-name="Table3.A2" office:value-type="string">
            <text:p text:style-name="P25">&amp;&lt;assetexperienceApplicant&gt;&amp;</text:p>
          </table:table-cell>
          <table:table-cell table:style-name="Table3.A2" table:number-columns-spanned="2" office:value-type="string">
            <text:p text:style-name="P1">Length of association with Predominant Principal</text:p>
          </table:table-cell>
          <table:covered-table-cell/>
          <table:table-cell table:style-name="Table3.D2" office:value-type="string">
            <text:p text:style-name="P1">&amp;&lt;lengthofassociation_pdpApplicant&gt;&amp;</text:p>
          </table:table-cell>
        </table:table-row>
      </table:table>
      <text:p text:style-name="Standard"/>
      <text:p text:style-name="P16"><text:bookmark text:name="docs-internal-guid-26595b1b-7fff-c551-b4bf-01f151e42271"/>Trade References:</text:p>
      <text:p text:style-name="Standard"/>
      <table:table table:name="tradeReferenceList" table:style-name="tradeReferenceList">
        <table:table-column table:style-name="tradeReferenceList.A" table:number-columns-repeated="5"/>
        <table:table-column table:style-name="tradeReferenceList.F"/>
        <table:table-row>
          <table:table-cell table:style-name="tradeReferenceList.A1" office:value-type="string">
            <text:p text:style-name="P25">Name of the Person</text:p>
          </table:table-cell>
          <table:table-cell table:style-name="tradeReferenceList.A1" office:value-type="string">
            <text:p text:style-name="P25">Phone no.</text:p>
          </table:table-cell>
          <table:table-cell table:style-name="tradeReferenceList.A1" office:value-type="string">
            <text:p text:style-name="P25">Details of References</text:p>
          </table:table-cell>
          <table:table-cell table:style-name="tradeReferenceList.A1" office:value-type="string">
            <text:p text:style-name="P25">Relationship</text:p>
          </table:table-cell>
          <table:table-cell table:style-name="tradeReferenceList.A1" office:value-type="string">
            <text:p text:style-name="P25">Reference Check</text:p>
          </table:table-cell>
          <table:table-cell table:style-name="tradeReferenceList.F1" office:value-type="string">
            <text:p text:style-name="P25">Remarks (if any)</text:p>
          </table:table-cell>
        </table:table-row>
        <table:table-row>
          <table:table-cell table:style-name="tradeReferenceList.A2" office:value-type="string">
            <text:p text:style-name="P25">tradeReferenceList.personname</text:p>
          </table:table-cell>
          <table:table-cell table:style-name="tradeReferenceList.A2" office:value-type="string">
            <text:p text:style-name="P25">tradeReferenceList.contactno</text:p>
          </table:table-cell>
          <table:table-cell table:style-name="tradeReferenceList.A2" office:value-type="string">
            <text:p text:style-name="P25">tradeReferenceList.detailreference</text:p>
          </table:table-cell>
          <table:table-cell table:style-name="tradeReferenceList.A2" office:value-type="string">
            <text:p text:style-name="P25">tradeReferenceList.relationship</text:p>
          </table:table-cell>
          <table:table-cell table:style-name="tradeReferenceList.A2" office:value-type="string">
            <text:p text:style-name="P25">tradeReferenceList.referencecheck</text:p>
          </table:table-cell>
          <table:table-cell table:style-name="tradeReferenceList.F2" office:value-type="string">
            <text:p text:style-name="P25">tradeReferenceList.remarks</text:p>
          </table:table-cell>
        </table:table-row>
      </table:table>
      <text:p text:style-name="Standard"/>
      <text:p text:style-name="P4"><text:bookmark text:name="docs-internal-guid-6eb9eb64-7fff-91ee-254b-bead167717c0"/><text:span text:style-name="T13">Guarantor Details</text:span> </text:p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Particulars</text:p>
          </table:table-cell>
          <table:table-cell table:style-name="Table5.B1" office:value-type="string">
            <text:p text:style-name="P28">Details</text:p>
          </table:table-cell>
        </table:table-row>
        <table:table-row>
          <table:table-cell table:style-name="Table5.A2" office:value-type="string">
            <text:p text:style-name="P15"><text:bookmark text:name="docs-internal-guid-90e20cea-7fff-e658-a86e-c3a3420b4c8b"/>Name</text:p>
          </table:table-cell>
          <table:table-cell table:style-name="Table5.B2" office:value-type="string">
            <text:p text:style-name="P25">&amp;&lt;partynameGuarantor&gt;&amp;</text:p>
          </table:table-cell>
        </table:table-row>
        <table:table-row>
          <table:table-cell table:style-name="Table5.A2" office:value-type="string">
            <text:p text:style-name="P4"><text:bookmark text:name="docs-internal-guid-a3384aa0-7fff-1205-6c0e-38383e871038"/><text:span text:style-name="T5">Party Type ( Guarantor/Director/Partner/etc)</text:span> </text:p>
          </table:table-cell>
          <table:table-cell table:style-name="Table5.B2" office:value-type="string">
            <text:p text:style-name="P25">&amp;&lt;relationshiptypeGuarantor&gt;&amp;</text:p>
          </table:table-cell>
        </table:table-row>
        <table:table-row>
          <table:table-cell table:style-name="Table5.A2" office:value-type="string">
            <text:p text:style-name="P15"><text:bookmark text:name="docs-internal-guid-007a0b7b-7fff-3c42-b861-2689d341e3d6"/>Address with police station</text:p>
          </table:table-cell>
          <table:table-cell table:style-name="Table5.B2" office:value-type="string">
            <text:p text:style-name="P25">&amp;&lt;addressGuarantor&gt;&amp;</text:p>
          </table:table-cell>
        </table:table-row>
        <table:table-row>
          <table:table-cell table:style-name="Table5.A2" office:value-type="string">
            <text:p text:style-name="P4"><text:bookmark text:name="docs-internal-guid-7b058371-7fff-5878-0ddd-e7f2571ae14e"/><text:span text:style-name="T5">Telephone No with STD code</text:span> </text:p>
          </table:table-cell>
          <table:table-cell table:style-name="Table5.B2" office:value-type="string">
            <text:p text:style-name="P25">&amp;&lt;mobilenumGuarantor&gt;&amp;</text:p>
          </table:table-cell>
        </table:table-row>
        <table:table-row>
          <table:table-cell table:style-name="Table5.A2" office:value-type="string">
            <text:p text:style-name="P15"><text:bookmark text:name="docs-internal-guid-966e018b-7fff-6f0b-9cfc-1ec16ea7a4c0"/>Relationship with applicant</text:p>
          </table:table-cell>
          <table:table-cell table:style-name="Table5.B2" office:value-type="string">
            <text:p text:style-name="P25">&amp;&lt;relationshipGuarantor&gt;&amp;</text:p>
          </table:table-cell>
        </table:table-row>
        <table:table-row>
          <table:table-cell table:style-name="Table5.A2" office:value-type="string">
            <text:p text:style-name="P4">Constitution (For Business)</text:p>
          </table:table-cell>
          <table:table-cell table:style-name="Table5.B2" office:value-type="string">
            <text:p text:style-name="P25">&amp;&lt;constitutionGuarantor&gt;&amp;</text:p>
          </table:table-cell>
        </table:table-row>
        <table:table-row>
          <table:table-cell table:style-name="Table5.A2" office:value-type="string">
            <text:p text:style-name="P4">Age/Date of Incorporation</text:p>
          </table:table-cell>
          <table:table-cell table:style-name="Table5.B2" office:value-type="string">
            <text:p text:style-name="P25">&amp;&lt;dobGuarantor&gt;&amp;</text:p>
          </table:table-cell>
        </table:table-row>
        <table:table-row>
          <table:table-cell table:style-name="Table5.A2" office:value-type="string">
            <text:p text:style-name="P4">Years of experiance in business</text:p>
          </table:table-cell>
          <table:table-cell table:style-name="Table5.B2" office:value-type="string">
            <text:p text:style-name="P25">&amp;&lt;bussexpGuarantor&gt;&amp;</text:p>
          </table:table-cell>
        </table:table-row>
        <table:table-row>
          <table:table-cell table:style-name="Table5.A2" office:value-type="string">
            <text:p text:style-name="P4">SREI Existing Customer </text:p>
          </table:table-cell>
          <table:table-cell table:style-name="Table5.B2" office:value-type="string">
            <text:p text:style-name="P25">&amp;&lt;sreiexistingcustomerGuarantor&gt;&amp;</text:p>
          </table:table-cell>
        </table:table-row>
        <table:table-row>
          <table:table-cell table:style-name="Table5.A2" office:value-type="string">
            <text:p text:style-name="P4">CIBIL Score</text:p>
          </table:table-cell>
          <table:table-cell table:style-name="Table5.B2" office:value-type="string">
            <text:p text:style-name="P25">&amp;&lt;cibilscoreGuarantor&gt;&amp;</text:p>
          </table:table-cell>
        </table:table-row>
        <table:table-row>
          <table:table-cell table:style-name="Table5.A2" office:value-type="string">
            <text:p text:style-name="P4">Experian Score</text:p>
          </table:table-cell>
          <table:table-cell table:style-name="Table5.B2" office:value-type="string">
            <text:p text:style-name="P25">&amp;&lt;experianscoreGuarantor&gt;&amp;</text:p>
          </table:table-cell>
        </table:table-row>
        <table:table-row>
          <table:table-cell table:style-name="Table5.A2" office:value-type="string">
            <text:p text:style-name="P4">Equifax Score</text:p>
          </table:table-cell>
          <table:table-cell table:style-name="Table5.B2" office:value-type="string">
            <text:p text:style-name="P25">&amp;&lt;equifaxscoreGuarantor&gt;&amp;</text:p>
          </table:table-cell>
        </table:table-row>
        <table:table-row>
          <table:table-cell table:style-name="Table5.A2" office:value-type="string">
            <text:p text:style-name="P4">CRIF Score</text:p>
          </table:table-cell>
          <table:table-cell table:style-name="Table5.B2" office:value-type="string">
            <text:p text:style-name="P25">&amp;&lt;crifscoreGuarantor&gt;&amp;</text:p>
          </table:table-cell>
        </table:table-row>
        <table:table-row>
          <table:table-cell table:style-name="Table5.A2" office:value-type="string">
            <text:p text:style-name="P4">Score Comments</text:p>
          </table:table-cell>
          <table:table-cell table:style-name="Table5.B2" office:value-type="string">
            <text:p text:style-name="P25">&amp;&lt;cibilscorecommentsGuarantor&gt;&amp;</text:p>
          </table:table-cell>
        </table:table-row>
        <text:soft-page-break/>
        <table:table-row>
          <table:table-cell table:style-name="Table5.A2" office:value-type="string">
            <text:p text:style-name="P4">Residence FI No</text:p>
          </table:table-cell>
          <table:table-cell table:style-name="Table5.B2" office:value-type="string">
            <text:p text:style-name="P25">&amp;&lt;resifinumberGuarantor&gt;&amp;</text:p>
          </table:table-cell>
        </table:table-row>
        <table:table-row>
          <table:table-cell table:style-name="Table5.A2" office:value-type="string">
            <text:p text:style-name="P4">Residence FI comments</text:p>
          </table:table-cell>
          <table:table-cell table:style-name="Table5.B2" office:value-type="string">
            <text:p text:style-name="P25">&amp;&lt;resificommentsGuarantor&gt;&amp;</text:p>
          </table:table-cell>
        </table:table-row>
        <table:table-row>
          <table:table-cell table:style-name="Table5.A2" office:value-type="string">
            <text:p text:style-name="P4">Office FI No</text:p>
          </table:table-cell>
          <table:table-cell table:style-name="Table5.B2" office:value-type="string">
            <text:p text:style-name="P25">&amp;&lt;officefinumberGuarantor&gt;&amp;</text:p>
          </table:table-cell>
        </table:table-row>
        <table:table-row>
          <table:table-cell table:style-name="Table5.A2" office:value-type="string">
            <text:p text:style-name="P4">Office FI Comments</text:p>
          </table:table-cell>
          <table:table-cell table:style-name="Table5.B2" office:value-type="string">
            <text:p text:style-name="P25">&amp;&lt;officeficommentsGuarantor&gt;&amp;</text:p>
          </table:table-cell>
        </table:table-row>
      </table:table>
      <text:p text:style-name="Standard"/>
      <text:p text:style-name="P20"><text:bookmark text:name="docs-internal-guid-f676b6ae-7fff-00f5-fec5-840a7d8403c4"/>B. Facility Required</text:p>
      <text:p text:style-name="P24">(Amount Rs. In Lacs) </text:p>
      <table:table table:name="facilityRequiredList" table:style-name="facilityRequiredList">
        <table:table-column table:style-name="facilityRequiredList.A" table:number-columns-repeated="13"/>
        <table:table-column table:style-name="facilityRequiredList.N"/>
        <table:table-row>
          <table:table-cell table:style-name="facilityRequiredList.A1" office:value-type="string">
            <text:p text:style-name="P32">Proposed Asset</text:p>
          </table:table-cell>
          <table:table-cell table:style-name="facilityRequiredList.A1" office:value-type="string">
            <text:p text:style-name="P32">Reg. No./ SI No.</text:p>
          </table:table-cell>
          <table:table-cell table:style-name="facilityRequiredList.A1" office:value-type="string">
            <text:p text:style-name="P32">Model</text:p>
          </table:table-cell>
          <table:table-cell table:style-name="facilityRequiredList.A1" office:value-type="string">
            <text:p text:style-name="P32">Qty</text:p>
          </table:table-cell>
          <table:table-cell table:style-name="facilityRequiredList.A1" office:value-type="string">
            <text:p text:style-name="P32">Asset Cost</text:p>
          </table:table-cell>
          <table:table-cell table:style-name="facilityRequiredList.A1" office:value-type="string">
            <text:p text:style-name="P32">Quippo Value</text:p>
          </table:table-cell>
          <table:table-cell table:style-name="facilityRequiredList.A1" office:value-type="string">
            <text:p text:style-name="P32">Grid Value</text:p>
          </table:table-cell>
          <table:table-cell table:style-name="facilityRequiredList.A1" office:value-type="string">
            <text:p text:style-name="P32">IDV Value</text:p>
          </table:table-cell>
          <table:table-cell table:style-name="facilityRequiredList.A1" office:value-type="string">
            <text:p text:style-name="P32">LTV(%)</text:p>
          </table:table-cell>
          <table:table-cell table:style-name="facilityRequiredList.A1" office:value-type="string">
            <text:p text:style-name="P32">Finance Amount</text:p>
          </table:table-cell>
          <table:table-cell table:style-name="facilityRequiredList.A1" office:value-type="string">
            <text:p text:style-name="P32">IRR(%)</text:p>
          </table:table-cell>
          <table:table-cell table:style-name="facilityRequiredList.A1" office:value-type="string">
            <text:p text:style-name="P32">Tenure(Months)</text:p>
          </table:table-cell>
          <table:table-cell table:style-name="facilityRequiredList.A1" office:value-type="string">
            <text:p text:style-name="P32">Moratorium(Months)</text:p>
          </table:table-cell>
          <table:table-cell table:style-name="facilityRequiredList.N1" office:value-type="string">
            <text:p text:style-name="P32">Asset Segment</text:p>
          </table:table-cell>
        </table:table-row>
        <table:table-row>
          <table:table-cell table:style-name="facilityRequiredList.A2" office:value-type="string">
            <text:p text:style-name="P32">facilityRequiredList.assetname</text:p>
          </table:table-cell>
          <table:table-cell table:style-name="facilityRequiredList.A2" office:value-type="string">
            <text:p text:style-name="P32">facilityRequiredList.regassetnumber</text:p>
          </table:table-cell>
          <table:table-cell table:style-name="facilityRequiredList.A2" office:value-type="string">
            <text:p text:style-name="P32">facilityRequiredList.model</text:p>
          </table:table-cell>
          <table:table-cell table:style-name="facilityRequiredList.A2" office:value-type="string">
            <text:p text:style-name="P32">facilityRequiredList.quantity</text:p>
          </table:table-cell>
          <table:table-cell table:style-name="facilityRequiredList.A2" office:value-type="string">
            <text:p text:style-name="P32">facilityRequiredList.assetcost</text:p>
          </table:table-cell>
          <table:table-cell table:style-name="facilityRequiredList.A2" office:value-type="string">
            <text:p text:style-name="P32">facilityRequiredList.quippovalue</text:p>
          </table:table-cell>
          <table:table-cell table:style-name="facilityRequiredList.A2" office:value-type="string">
            <text:p text:style-name="P32">facilityRequiredList.gridvalue</text:p>
          </table:table-cell>
          <table:table-cell table:style-name="facilityRequiredList.A2" office:value-type="string">
            <text:p text:style-name="P32">facilityRequiredList.idvvalue</text:p>
          </table:table-cell>
          <table:table-cell table:style-name="facilityRequiredList.A2" office:value-type="string">
            <text:p text:style-name="P32">facilityRequiredList.ltv</text:p>
          </table:table-cell>
          <table:table-cell table:style-name="facilityRequiredList.A2" office:value-type="string">
            <text:p text:style-name="P32">facilityRequiredList.financeamt</text:p>
          </table:table-cell>
          <table:table-cell table:style-name="facilityRequiredList.A2" office:value-type="string">
            <text:p text:style-name="P32">facilityRequiredList.irrpersent</text:p>
          </table:table-cell>
          <table:table-cell table:style-name="facilityRequiredList.A2" office:value-type="string">
            <text:p text:style-name="P32">facilityRequiredList.tenure</text:p>
          </table:table-cell>
          <table:table-cell table:style-name="facilityRequiredList.A2" office:value-type="string">
            <text:p text:style-name="P32">facilityRequiredList.moratorium</text:p>
          </table:table-cell>
          <table:table-cell table:style-name="facilityRequiredList.N2" office:value-type="string">
            <text:p text:style-name="P32">facilityRequiredList.asset_segment</text:p>
          </table:table-cell>
        </table:table-row>
      </table:table>
      <text:p text:style-name="Standard"/>
      <text:p text:style-name="Standard"/>
      <text:p text:style-name="P1"><text:bookmark text:name="docs-internal-guid-d5d08ada-7fff-4e9f-ee0c-9fb2fb0d3e43"/><text:span text:style-name="T11">Exposure Details</text:span> </text:p>
      <text:p text:style-name="P24">(Amount Rs. In Lacs)</text:p>
      <table:table table:name="exposureDetailsList" table:style-name="exposureDetailsList">
        <table:table-column table:style-name="exposureDetailsList.A" table:number-columns-repeated="5"/>
        <table:table-row>
          <table:table-cell table:style-name="exposureDetailsList.A1" office:value-type="string">
            <text:p text:style-name="P10"><text:bookmark text:name="docs-internal-guid-301bd90f-7fff-6637-2e55-9faa0b325479"/>Particulars</text:p>
          </table:table-cell>
          <table:table-cell table:style-name="exposureDetailsList.A1" office:value-type="string">
            <text:p text:style-name="P10"><text:bookmark text:name="docs-internal-guid-ef9f2f15-7fff-753b-bae2-0d633979ac32"/>Client</text:p>
          </table:table-cell>
          <table:table-cell table:style-name="exposureDetailsList.A1" office:value-type="string">
            <text:p text:style-name="P10"><text:bookmark text:name="docs-internal-guid-9b2028e0-7fff-827a-9161-d6c690910734"/>Guarantor</text:p>
          </table:table-cell>
          <table:table-cell table:style-name="exposureDetailsList.A1" office:value-type="string">
            <text:p text:style-name="P10"><text:bookmark text:name="docs-internal-guid-bac08ecb-7fff-8f14-ea9e-cdd685c9135a"/>Group</text:p>
            <text:p text:style-name="P30"/>
          </table:table-cell>
          <table:table-cell table:style-name="exposureDetailsList.E1" office:value-type="string">
            <text:p text:style-name="P10"><text:bookmark text:name="docs-internal-guid-c7c5bd1e-7fff-a5d4-b1f0-f83ce39d912e"/>Total</text:p>
          </table:table-cell>
        </table:table-row>
        <table:table-row>
          <table:table-cell table:style-name="exposureDetailsList.A2" office:value-type="string">
            <text:p text:style-name="P7">exposureDetailsList.particulars</text:p>
          </table:table-cell>
          <table:table-cell table:style-name="exposureDetailsList.A2" office:value-type="string">
            <text:p text:style-name="Table_20_Contents">exposureDetailsList.client</text:p>
          </table:table-cell>
          <table:table-cell table:style-name="exposureDetailsList.A2" office:value-type="string">
            <text:p text:style-name="Table_20_Contents">exposureDetailsList.guarantor</text:p>
          </table:table-cell>
          <table:table-cell table:style-name="exposureDetailsList.A2" office:value-type="string">
            <text:p text:style-name="Table_20_Contents">exposureDetailsList.groupexposure</text:p>
          </table:table-cell>
          <table:table-cell table:style-name="exposureDetailsList.E2" office:value-type="string">
            <text:p text:style-name="Table_20_Contents">exposureDetailsList.exptotal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Standard"><text:bookmark text:name="docs-internal-guid-69c9a92e-7fff-d729-a4b1-54efe32970fc"/><text:span text:style-name="T2">Comments</text:span><text:span text:style-name="T9"> </text:span><text:span text:style-name="T1">(if any): &amp;&lt;exposuredetailcomment&gt;&amp;</text:span></text:p>
          </table:table-cell>
        </table:table-row>
      </table:table>
      <text:p text:style-name="Standard"/>
      <text:p text:style-name="P4"><text:bookmark text:name="docs-internal-guid-91665b5b-7fff-12d4-767b-9c14a107ceb6"/><text:span text:style-name="T13">B (i). Asset History</text:span> </text:p>
      <text:p text:style-name="P4">&amp;&lt;assethistory&gt;&amp;</text:p>
      <text:p text:style-name="Standard"/>
      <text:p text:style-name="Standard"><text:bookmark text:name="docs-internal-guid-b03d23ea-7fff-3755-5c66-9a7097ed8726"/><text:span text:style-name="T16">B (ii). Quippo Valuation Report</text:span><text:span text:style-name="T17">:</text:span><text:span text:style-name="T18"> </text:span></text:p>
      <text:p text:style-name="P4">&amp;&lt;quippovaluationreport&gt;&amp;</text:p>
      <text:p text:style-name="Standard"/>
      <text:p text:style-name="P4"><text:span text:style-name="T13">C. Customer’s Background (Experience in the line of current main activity: </text:span><text:span text:style-name="T14">(Highlight Accreditations &amp; Milestones achieved)</text:span></text:p>
      <text:p text:style-name="P4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0"><text:s text:c="8"/>A) Applicant Profile:</text:p>
            <text:list xml:id="list2884167103155041016" text:style-name="L1">
              <text:list-item>
                <text:p text:style-name="P46">Nature of Work: &amp;&lt;natureofwork&gt;&amp;</text:p>
              </text:list-item>
              <text:list-item>
                <text:p text:style-name="P46">Bussiness Background: &amp;&lt;businessbackground&gt;&amp;</text:p>
              </text:list-item>
              <text:list-item>
                <text:p text:style-name="P46">Major Principals, with Name and contact details: &amp;&lt;majorprincipal&gt;&amp;</text:p>
              </text:list-item>
              <text:list-item>
                <text:p text:style-name="P46">Deployment details of the proposed assets: &amp;&lt;proposedassets&gt;&amp;</text:p>
              </text:list-item>
            </text:list>
            <text:p text:style-name="P40"><text:s text:c="6"/>B) <text:s/>Co Applicant Profile: &amp;&lt;coapplicantprofile&gt;&amp;</text:p>
            <text:p text:style-name="P40"><text:s text:c="6"/>C) Group Profile: &amp;&lt;group_profile&gt;&amp;</text:p>
            <text:p text:style-name="Table_20_Contents"/>
          </table:table-cell>
        </table:table-row>
      </table:table>
      <text:p text:style-name="Standard"/>
      <text:p text:style-name="P20">D . Management /Ownership</text:p>
      <text:p text:style-name="P17"/>
      <table:table table:name="managementOwnershipList" table:style-name="managementOwnershipList">
        <table:table-column table:style-name="managementOwnershipList.A" table:number-columns-repeated="5"/>
        <table:table-row>
          <table:table-cell table:style-name="managementOwnershipList.A1" office:value-type="string">
            <text:p text:style-name="P25">Name of Stake <text:soft-page-break/>holder</text:p>
          </table:table-cell>
          <table:table-cell table:style-name="managementOwnershipList.A1" office:value-type="string">
            <text:p text:style-name="P25">% Holding</text:p>
          </table:table-cell>
          <table:table-cell table:style-name="managementOwnershipList.A1" office:value-type="string">
            <text:p text:style-name="P25">Relationship</text:p>
          </table:table-cell>
          <table:table-cell table:style-name="managementOwnershipList.A1" office:value-type="string">
            <text:p text:style-name="P25">Age</text:p>
          </table:table-cell>
          <table:table-cell table:style-name="managementOwnershipList.E1" office:value-type="string">
            <text:p text:style-name="P25">CIBIL Score</text:p>
          </table:table-cell>
        </table:table-row>
        <table:table-row>
          <table:table-cell table:style-name="managementOwnershipList.A2" office:value-type="string">
            <text:p text:style-name="P25">managementOwnershipList.partyname</text:p>
          </table:table-cell>
          <table:table-cell table:style-name="managementOwnershipList.A2" office:value-type="string">
            <text:p text:style-name="P25">managementOwnershipList.holding</text:p>
          </table:table-cell>
          <table:table-cell table:style-name="managementOwnershipList.A2" office:value-type="string">
            <text:p text:style-name="P25">managementOwnershipList.relationship</text:p>
          </table:table-cell>
          <table:table-cell table:style-name="managementOwnershipList.A2" office:value-type="string">
            <text:p text:style-name="P25">managementOwnershipList.dob_doi</text:p>
          </table:table-cell>
          <table:table-cell table:style-name="managementOwnershipList.E2" office:value-type="string">
            <text:p text:style-name="P25">managementOwnershipList.cibilscore</text:p>
          </table:table-cell>
        </table:table-row>
      </table:table>
      <text:p text:style-name="P17"/>
      <text:p text:style-name="P17"/>
      <text:p text:style-name="P20"><text:bookmark text:name="docs-internal-guid-eb376898-7fff-2615-0ca8-161218650449"/>E. Guarantor’s Background </text:p>
      <text:p text:style-name="P1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5">&amp;&lt;gurantorbackground&gt;&amp;</text:p>
            <text:p text:style-name="Table_20_Contents"/>
          </table:table-cell>
        </table:table-row>
      </table:table>
      <text:p text:style-name="P17"/>
      <text:p text:style-name="P17"/>
      <text:p text:style-name="P5"><text:bookmark text:name="docs-internal-guid-6434e5e6-7fff-09ef-1777-86cfde79c770"/><text:span text:style-name="T12">F (i). List </text:span><text:span text:style-name="T12">of Construction Equipments/Commercial Vehicles Owned by Proposed Hirer/Guarantor:</text:span><text:span text:style-name="T12"> </text:span></text:p>
      <text:p text:style-name="P17"/>
      <table:table table:name="constructionEquipmentList" table:style-name="constructionEquipmentList">
        <table:table-column table:style-name="constructionEquipmentList.A" table:number-columns-repeated="8"/>
        <table:table-column table:style-name="constructionEquipmentList.I"/>
        <table:table-row>
          <table:table-cell table:style-name="constructionEquipmentList.A1" office:value-type="string">
            <text:p text:style-name="P25">Name of Owner</text:p>
          </table:table-cell>
          <table:table-cell table:style-name="constructionEquipmentList.A1" office:value-type="string">
            <text:p text:style-name="P25">Equipment Type</text:p>
          </table:table-cell>
          <table:table-cell table:style-name="constructionEquipmentList.A1" office:value-type="string">
            <text:p text:style-name="P25">Model No. </text:p>
          </table:table-cell>
          <table:table-cell table:style-name="constructionEquipmentList.A1" office:value-type="string">
            <text:p text:style-name="P25">Year of Manufacture</text:p>
          </table:table-cell>
          <table:table-cell table:style-name="constructionEquipmentList.A1" office:value-type="string">
            <text:p text:style-name="P25">Invoice/Registration Number</text:p>
          </table:table-cell>
          <table:table-cell table:style-name="constructionEquipmentList.A1" office:value-type="string">
            <text:p text:style-name="P25">Free/Finance</text:p>
          </table:table-cell>
          <table:table-cell table:style-name="constructionEquipmentList.A1" office:value-type="string">
            <text:p text:style-name="P25">Name of financer</text:p>
          </table:table-cell>
          <table:table-cell table:style-name="constructionEquipmentList.A1" office:value-type="string">
            <text:p text:style-name="P25">Fallen/Tenure</text:p>
          </table:table-cell>
          <table:table-cell table:style-name="constructionEquipmentList.I1" office:value-type="string">
            <text:p text:style-name="P25">Peak Delay/Average Delay</text:p>
          </table:table-cell>
        </table:table-row>
        <table:table-row>
          <table:table-cell table:style-name="constructionEquipmentList.A2" office:value-type="string">
            <text:p text:style-name="P25">constructionEquipmentList.assetowner</text:p>
          </table:table-cell>
          <table:table-cell table:style-name="constructionEquipmentList.A2" office:value-type="string">
            <text:p text:style-name="P25">constructionEquipmentList.equipmenttype</text:p>
          </table:table-cell>
          <table:table-cell table:style-name="constructionEquipmentList.A2" office:value-type="string">
            <text:p text:style-name="P25">constructionEquipmentList.modelno</text:p>
          </table:table-cell>
          <table:table-cell table:style-name="constructionEquipmentList.A2" office:value-type="string">
            <text:p text:style-name="P25">constructionEquipmentList.yearmfg</text:p>
          </table:table-cell>
          <table:table-cell table:style-name="constructionEquipmentList.A2" office:value-type="string">
            <text:p text:style-name="P25">constructionEquipmentList.reginvoiceno</text:p>
          </table:table-cell>
          <table:table-cell table:style-name="constructionEquipmentList.A2" office:value-type="string">
            <text:p text:style-name="P25">constructionEquipmentList.frrefinance</text:p>
          </table:table-cell>
          <table:table-cell table:style-name="constructionEquipmentList.A2" office:value-type="string">
            <text:p text:style-name="P25">constructionEquipmentList.nameoffinancier</text:p>
          </table:table-cell>
          <table:table-cell table:style-name="constructionEquipmentList.A2" office:value-type="string">
            <text:p text:style-name="P25">constructionEquipmentList.fallenortenure</text:p>
          </table:table-cell>
          <table:table-cell table:style-name="constructionEquipmentList.I2" office:value-type="string">
            <text:p text:style-name="P25">constructionEquipmentList.peakdelayoravgdelay</text:p>
          </table:table-cell>
        </table:table-row>
      </table:table>
      <text:p text:style-name="P17"/>
      <text:p text:style-name="P17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5">Comments: &amp;&lt;existingassetscomment&gt;&amp;</text:p>
          </table:table-cell>
        </table:table-row>
      </table:table>
      <text:p text:style-name="P17"/>
      <text:p text:style-name="P20"><text:bookmark text:name="docs-internal-guid-1b06aaa5-7fff-4cac-4827-9f1286df9c34"/>F (ii) FFR Result: </text:p>
      <text:p text:style-name="P17"/>
      <table:table table:name="Table14" table:style-name="Table14">
        <table:table-column table:style-name="Table14.A" table:number-columns-repeated="7"/>
        <table:table-column table:style-name="Table14.H"/>
        <table:table-row>
          <table:table-cell table:style-name="Table14.A1" office:value-type="string">
            <text:p text:style-name="P13"><text:bookmark text:name="docs-internal-guid-475d1fd5-7fff-41d1-0f28-7eeb947847d4"/>Total Fleet</text:p>
          </table:table-cell>
          <table:table-cell table:style-name="Table14.A1" office:value-type="string">
            <text:p text:style-name="P29">&amp;&lt;totalfleet&gt;&amp;</text:p>
          </table:table-cell>
          <table:table-cell table:style-name="Table14.A1" office:value-type="string">
            <text:p text:style-name="P13"><text:bookmark text:name="docs-internal-guid-b5034f96-7fff-6324-45ec-ef18ea897d22"/>Total fleet under finance</text:p>
          </table:table-cell>
          <table:table-cell table:style-name="Table14.A1" office:value-type="string">
            <text:p text:style-name="P29">&amp;&lt;totalfleetfinance&gt;&amp;</text:p>
          </table:table-cell>
          <table:table-cell table:style-name="Table14.A1" office:value-type="string">
            <text:p text:style-name="P13"><text:bookmark text:name="docs-internal-guid-6e0d41e4-7fff-8238-77f3-48cf295e541b"/>Free fleet</text:p>
          </table:table-cell>
          <table:table-cell table:style-name="Table14.A1" office:value-type="string">
            <text:p text:style-name="P29">&amp;&lt;freefleet&gt;&amp;</text:p>
          </table:table-cell>
          <table:table-cell table:style-name="Table14.A1" office:value-type="string">
            <text:p text:style-name="P13"><text:bookmark text:name="docs-internal-guid-dbcfabee-7fff-a0f1-7d14-5f803881c6fb"/>FFR</text:p>
          </table:table-cell>
          <table:table-cell table:style-name="Table14.H1" office:value-type="string">
            <text:p text:style-name="P29">&amp;&lt;ffr&gt;&amp;</text:p>
          </table:table-cell>
        </table:table-row>
      </table:table>
      <text:p text:style-name="P17"/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9">&amp;&lt;ffrcomments&gt;&amp;</text:p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bookmark text:name="docs-internal-guid-ddc46ea6-7fff-2c2b-42a0-7203cc218ae2"/><text:span text:style-name="T13">G. Existing Exposure with SREI (Applicable for Client and Guarantor, whichever is applicable):</text:span> </text:p>
      <text:p text:style-name="P4">(Amount Rs. In Lacs)</text:p>
      <text:p text:style-name="P1"/>
      <table:table table:name="existingExposureWithSreiList" table:style-name="existingExposureWithSreiList">
        <table:table-column table:style-name="existingExposureWithSreiList.A" table:number-columns-repeated="12"/>
        <table:table-column table:style-name="existingExposureWithSreiList.M"/>
        <table:table-row>
          <table:table-cell table:style-name="existingExposureWithSreiList.A1" office:value-type="string">
            <text:p text:style-name="P23"><text:bookmark text:name="docs-internal-guid-1be0c601-7fff-8d98-3f9c-c7a42e7ed4bd"/><text:span text:style-name="T4">Owner of Asset</text:span> </text:p>
            <text:p text:style-name="P31"/>
          </table:table-cell>
          <table:table-cell table:style-name="existingExposureWithSreiList.A1" office:value-type="string">
            <text:p text:style-name="P12"><text:bookmark text:name="docs-internal-guid-a8280d41-7fff-a37a-a819-735c95bce0cd"/>Assets Funded </text:p>
            <text:p text:style-name="P31"/>
          </table:table-cell>
          <table:table-cell table:style-name="existingExposureWithSreiList.A1" office:value-type="string">
            <text:p text:style-name="P23"><text:bookmark text:name="docs-internal-guid-34d2c0e7-7fff-b48f-fb45-67df373a94d7"/><text:span text:style-name="T4">Contract Number</text:span> </text:p>
            <text:p text:style-name="P31"/>
          </table:table-cell>
          <table:table-cell table:style-name="existingExposureWithSreiList.A1" office:value-type="string">
            <text:p text:style-name="P23"><text:bookmark text:name="docs-internal-guid-d1910043-7fff-d03a-d9c8-b87d1bd6d8c3"/><text:span text:style-name="T4">Year MM/YY</text:span> </text:p>
            <text:p text:style-name="P31"/>
          </table:table-cell>
          <table:table-cell table:style-name="existingExposureWithSreiList.A1" office:value-type="string">
            <text:p text:style-name="P23"><text:bookmark text:name="docs-internal-guid-5837d8fb-7fff-e216-405f-1cc04e21c531"/><text:span text:style-name="T4">Cost of Asset</text:span> </text:p>
            <text:p text:style-name="P31"/>
          </table:table-cell>
          <table:table-cell table:style-name="existingExposureWithSreiList.A1" office:value-type="string">
            <text:p text:style-name="P23"><text:bookmark text:name="docs-internal-guid-c236ea69-7fff-f5e9-7443-514cbe25498c"/><text:span text:style-name="T4">Amt Financed</text:span> </text:p>
            <text:p text:style-name="P31"/>
          </table:table-cell>
          <table:table-cell table:style-name="existingExposureWithSreiList.A1" office:value-type="string">
            <text:p text:style-name="P23"><text:bookmark text:name="docs-internal-guid-4fd22ddf-7fff-04fc-7715-3e723c49fb5a"/><text:span text:style-name="T4">POS</text:span> </text:p>
            <text:p text:style-name="P31"/>
          </table:table-cell>
          <table:table-cell table:style-name="existingExposureWithSreiList.A1" office:value-type="string">
            <text:p text:style-name="P23"><text:bookmark text:name="docs-internal-guid-1077390d-7fff-1528-6697-c156b92eab39"/><text:span text:style-name="T4">Outstanding as on date</text:span> </text:p>
            <text:p text:style-name="P31"/>
          </table:table-cell>
          <table:table-cell table:style-name="existingExposureWithSreiList.A1" office:value-type="string">
            <text:p text:style-name="P38"><text:bookmark text:name="docs-internal-guid-561ecd09-7fff-2367-af54-a77cb96bb019"/>Fallen</text:p>
            <text:p text:style-name="P41">/Tenor</text:p>
            <text:p text:style-name="P39"><text:line-break/></text:p>
          </table:table-cell>
          <table:table-cell table:style-name="existingExposureWithSreiList.A1" office:value-type="string">
            <text:p text:style-name="P38"><text:bookmark text:name="docs-internal-guid-3c4d3745-7fff-37bb-92ca-7f0c443caee2"/>Peak Delay/</text:p>
            <text:p text:style-name="P41">Average Delay</text:p>
            <text:p text:style-name="P39"><text:line-break/></text:p>
          </table:table-cell>
          <table:table-cell table:style-name="existingExposureWithSreiList.A1" office:value-type="string">
            <text:p text:style-name="P23"><text:bookmark text:name="docs-internal-guid-746245f9-7fff-8356-d610-c58d5366f8d5"/><text:span text:style-name="T4">SREI Grid Value</text:span> </text:p>
            <text:p text:style-name="P31"/>
          </table:table-cell>
          <table:table-cell table:style-name="existingExposureWithSreiList.A1" office:value-type="string">
            <text:p text:style-name="P23"><text:bookmark text:name="docs-internal-guid-07b82059-7fff-96cc-91a2-4dc95891ab73"/><text:span text:style-name="T4">DPD String</text:span> </text:p>
            <text:p text:style-name="P31"/>
          </table:table-cell>
          <table:table-cell table:style-name="existingExposureWithSreiList.M1" office:value-type="string">
            <text:p text:style-name="P12"><text:bookmark text:name="docs-internal-guid-355d803d-7fff-a869-d857-4a866b2804cd"/>ALG</text:p>
          </table:table-cell>
        </table:table-row>
        <table:table-row>
          <table:table-cell table:style-name="existingExposureWithSreiList.A2" office:value-type="string">
            <text:p text:style-name="P22">existingExposureWithSreiList.assetowner</text:p>
          </table:table-cell>
          <table:table-cell table:style-name="existingExposureWithSreiList.A2" office:value-type="string">
            <text:p text:style-name="P12">existingExposureWithSreiList.assetfunded</text:p>
          </table:table-cell>
          <table:table-cell table:style-name="existingExposureWithSreiList.A2" office:value-type="string">
            <text:p text:style-name="P22">existingExposureWithSreiList.contractnumber</text:p>
          </table:table-cell>
          <table:table-cell table:style-name="existingExposureWithSreiList.A2" office:value-type="string">
            <text:p text:style-name="P22">existingExposureWithSreiList.year</text:p>
          </table:table-cell>
          <table:table-cell table:style-name="existingExposureWithSreiList.A2" office:value-type="string">
            <text:p text:style-name="P22">existingExposureWithSreiList.assetcost</text:p>
          </table:table-cell>
          <table:table-cell table:style-name="existingExposureWithSreiList.A2" office:value-type="string">
            <text:p text:style-name="P22">existingExposureWithSreiList.financeamount</text:p>
          </table:table-cell>
          <table:table-cell table:style-name="existingExposureWithSreiList.A2" office:value-type="string">
            <text:p text:style-name="P22">existingExposureWithSreiList.pos</text:p>
          </table:table-cell>
          <table:table-cell table:style-name="existingExposureWithSreiList.A2" office:value-type="string">
            <text:p text:style-name="P22">existingExposureWithSreiList.totaloutstanding</text:p>
          </table:table-cell>
          <table:table-cell table:style-name="existingExposureWithSreiList.A2" office:value-type="string">
            <text:p text:style-name="P38">existingExposureWithSreiList.tenor</text:p>
          </table:table-cell>
          <table:table-cell table:style-name="existingExposureWithSreiList.A2" office:value-type="string">
            <text:p text:style-name="P38">existingExposureWithSreiList.peakaveragedelay</text:p>
          </table:table-cell>
          <table:table-cell table:style-name="existingExposureWithSreiList.A2" office:value-type="string">
            <text:p text:style-name="P22">existingExposureWithSreiList.sreigridvalue</text:p>
          </table:table-cell>
          <table:table-cell table:style-name="existingExposureWithSreiList.A2" office:value-type="string">
            <text:p text:style-name="P22">existingExposureWithSreiList.dpd</text:p>
          </table:table-cell>
          <table:table-cell table:style-name="existingExposureWithSreiList.M2" office:value-type="string">
            <text:p text:style-name="P22">existingExposureWithSreiList.alg</text:p>
          </table:table-cell>
        </table:table-row>
      </table:table>
      <text:p text:style-name="P1"/>
      <table:table table:name="Table17" table:style-name="Table17">
        <table:table-column table:style-name="Table17.A"/>
        <text:soft-page-break/>
        <table:table-row>
          <table:table-cell table:style-name="Table17.A1" office:value-type="string">
            <text:p text:style-name="P1"><text:bookmark text:name="docs-internal-guid-e68b1088-7fff-cf61-e34e-39309f65d62c"/><text:span text:style-name="T2">Comments:</text:span> &amp;&lt;existingexposurecomment&gt;&amp;</text:p>
          </table:table-cell>
        </table:table-row>
      </table:table>
      <text:p text:style-name="P1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5">Repayment Conduct with Competition: &amp;&lt;existingexposureconduct&gt;&amp;</text:p>
          </table:table-cell>
        </table:table-row>
      </table:table>
      <text:p text:style-name="P1"/>
      <text:p text:style-name="P4"><text:bookmark text:name="docs-internal-guid-cd4eecd4-7fff-d960-ec14-83fea5ea83c7"/><text:span text:style-name="T13">H. Viability Calculation</text:span> </text:p>
      <text:p text:style-name="P1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5">&amp;&lt;viabilitycalculation&gt;&amp;</text:p>
            <text:p text:style-name="P25"/>
            <text:p text:style-name="P25"/>
            <text:p text:style-name="P25"/>
          </table:table-cell>
        </table:table-row>
      </table:table>
      <text:list xml:id="list2170001289923546908" text:style-name="L2">
        <text:list-header>
          <text:p text:style-name="P44"/>
        </text:list-header>
      </text:list>
      <text:p text:style-name="P20">I. Details of contracts in hand</text:p>
      <text:p text:style-name="P21">(Amount Rs. In Lacs)</text:p>
      <text:p text:style-name="P18"/>
      <table:table table:name="detailsOfContractInHandList" table:style-name="detailsOfContractInHandList">
        <table:table-column table:style-name="detailsOfContractInHandList.A"/>
        <table:table-column table:style-name="detailsOfContractInHandList.B"/>
        <table:table-column table:style-name="detailsOfContractInHandList.A" table:number-columns-repeated="7"/>
        <table:table-column table:style-name="detailsOfContractInHandList.J"/>
        <table:table-row>
          <table:table-cell table:style-name="detailsOfContractInHandList.A1" office:value-type="string">
            <text:p text:style-name="P35">S. No.</text:p>
          </table:table-cell>
          <table:table-cell table:style-name="detailsOfContractInHandList.A1" office:value-type="string">
            <text:p text:style-name="P35">Principal / Project Authority</text:p>
          </table:table-cell>
          <table:table-cell table:style-name="detailsOfContractInHandList.A1" office:value-type="string">
            <text:p text:style-name="P3"><text:bookmark text:name="docs-internal-guid-11774eac-7fff-3faf-12d4-fbbd281e7a9a"/><text:span text:style-name="T3">Nature of Work</text:span> </text:p>
            <text:p text:style-name="P27"/>
          </table:table-cell>
          <table:table-cell table:style-name="detailsOfContractInHandList.A1" office:value-type="string">
            <text:p text:style-name="P35">Original Contract Value</text:p>
            <text:p text:style-name="P27"/>
          </table:table-cell>
          <table:table-cell table:style-name="detailsOfContractInHandList.A1" office:value-type="string">
            <text:p text:style-name="P3"><text:bookmark text:name="docs-internal-guid-431ab14c-7fff-ab22-6226-ba998967ea1d"/><text:span text:style-name="T3">Residual Contract Value</text:span> </text:p>
            <text:p text:style-name="P27"/>
          </table:table-cell>
          <table:table-cell table:style-name="detailsOfContractInHandList.A1" office:value-type="string">
            <text:p text:style-name="P3"><text:bookmark text:name="docs-internal-guid-055aa10e-7fff-bdc9-93a7-6aa1cc4bd315"/><text:span text:style-name="T3">Mobilisation advance received</text:span> </text:p>
            <text:p text:style-name="P27"/>
          </table:table-cell>
          <table:table-cell table:style-name="detailsOfContractInHandList.A1" office:value-type="string">
            <text:p text:style-name="P3"><text:bookmark text:name="docs-internal-guid-e674e824-7fff-d10c-3a9e-d861b46e0289"/><text:span text:style-name="T3">Start Date</text:span> </text:p>
            <text:p text:style-name="P27"/>
          </table:table-cell>
          <table:table-cell table:style-name="detailsOfContractInHandList.A1" office:value-type="string">
            <text:p text:style-name="P3"><text:bookmark text:name="docs-internal-guid-ea98d3a3-7fff-ded4-3cdb-4b4c3b4a8746"/><text:span text:style-name="T3">Expected date of completion</text:span> </text:p>
            <text:p text:style-name="P27"/>
          </table:table-cell>
          <table:table-cell table:style-name="detailsOfContractInHandList.A1" office:value-type="string">
            <text:p text:style-name="P3"><text:bookmark text:name="docs-internal-guid-3e927585-7fff-f605-352c-e7f5f446d41d"/><text:span text:style-name="T3">Quality of Principal</text:span> </text:p>
            <text:p text:style-name="P27"/>
          </table:table-cell>
          <table:table-cell table:style-name="detailsOfContractInHandList.J1" office:value-type="string">
            <text:p text:style-name="P3"><text:bookmark text:name="docs-internal-guid-afdfcb1f-7fff-06bf-c6f2-977a48852cf6"/><text:span text:style-name="T3">Order Book Quality</text:span> </text:p>
            <text:p text:style-name="P27"/>
          </table:table-cell>
        </table:table-row>
        <table:table-row>
          <table:table-cell table:style-name="detailsOfContractInHandList.A2" office:value-type="string">
            <text:p text:style-name="P25">detailsOfContractInHandList.srl</text:p>
          </table:table-cell>
          <table:table-cell table:style-name="detailsOfContractInHandList.A2" office:value-type="string">
            <text:p text:style-name="P25">detailsOfContractInHandList.principalname</text:p>
          </table:table-cell>
          <table:table-cell table:style-name="detailsOfContractInHandList.A2" office:value-type="string">
            <text:p text:style-name="P25">detailsOfContractInHandList.natureofwork</text:p>
          </table:table-cell>
          <table:table-cell table:style-name="detailsOfContractInHandList.A2" office:value-type="string">
            <text:p text:style-name="P25">detailsOfContractInHandList.originalcontractvalue</text:p>
          </table:table-cell>
          <table:table-cell table:style-name="detailsOfContractInHandList.A2" office:value-type="string">
            <text:p text:style-name="P25">detailsOfContractInHandList.residual</text:p>
          </table:table-cell>
          <table:table-cell table:style-name="detailsOfContractInHandList.A2" office:value-type="string">
            <text:p text:style-name="P25">detailsOfContractInHandList.mobilizationadv</text:p>
          </table:table-cell>
          <table:table-cell table:style-name="detailsOfContractInHandList.A2" office:value-type="string">
            <text:p text:style-name="P25">detailsOfContractInHandList.startdate</text:p>
          </table:table-cell>
          <table:table-cell table:style-name="detailsOfContractInHandList.A2" office:value-type="string">
            <text:p text:style-name="P25">detailsOfContractInHandList.expectedenddate</text:p>
          </table:table-cell>
          <table:table-cell table:style-name="detailsOfContractInHandList.A2" office:value-type="string">
            <text:p text:style-name="P25">detailsOfContractInHandList.qualityofprincipal</text:p>
          </table:table-cell>
          <table:table-cell table:style-name="detailsOfContractInHandList.J2" office:value-type="string">
            <text:p text:style-name="P25">detailsOfContractInHandList.orderbook</text:p>
          </table:table-cell>
        </table:table-row>
      </table:table>
      <text:p text:style-name="P18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9"><text:bookmark text:name="docs-internal-guid-59c13681-7fff-53c7-883a-bca479db1c6c"/>Comments: &amp;&lt;inhandcontractcomment&gt;&amp;</text:p>
          </table:table-cell>
        </table:table-row>
      </table:table>
      <text:p text:style-name="P1"/>
      <text:p text:style-name="P6"><text:bookmark text:name="docs-internal-guid-53129b4f-7fff-a149-d5cf-c02c59d6ce92"/><text:span text:style-name="T13">J. a) Financial Highlights:</text:span><text:span text:style-name="T8"> </text:span></text:p>
      <text:p text:style-name="P1"/>
      <table:table table:name="financialHighlightList" table:style-name="financialHighlightList">
        <table:table-column table:style-name="financialHighlightList.A"/>
        <table:table-column table:style-name="financialHighlightList.B"/>
        <table:table-column table:style-name="financialHighlightList.C"/>
        <table:table-column table:style-name="financialHighlightList.D"/>
        <table:table-column table:style-name="financialHighlightList.E"/>
        <table:table-row>
          <table:table-cell table:style-name="financialHighlightList.A1" office:value-type="string">
            <text:p text:style-name="P25"/>
          </table:table-cell>
          <table:table-cell table:style-name="financialHighlightList.A1" office:value-type="string">
            <text:p text:style-name="P25">Details</text:p>
          </table:table-cell>
          <table:table-cell table:style-name="financialHighlightList.A1" office:value-type="string">
            <text:p text:style-name="P25">Details</text:p>
          </table:table-cell>
          <table:table-cell table:style-name="financialHighlightList.A1" office:value-type="string">
            <text:p text:style-name="P25">Details</text:p>
          </table:table-cell>
          <table:table-cell table:style-name="financialHighlightList.E1" office:value-type="string">
            <text:p text:style-name="P25">Details</text:p>
          </table:table-cell>
        </table:table-row>
        <table:table-row>
          <table:table-cell table:style-name="financialHighlightList.A2" office:value-type="string">
            <text:p text:style-name="P25">financialHighlightList.col0</text:p>
          </table:table-cell>
          <table:table-cell table:style-name="financialHighlightList.A2" office:value-type="string">
            <text:p text:style-name="P25">financialHighlightList.col1</text:p>
          </table:table-cell>
          <table:table-cell table:style-name="financialHighlightList.A2" office:value-type="string">
            <text:p text:style-name="P25">financialHighlightList.col2</text:p>
          </table:table-cell>
          <table:table-cell table:style-name="financialHighlightList.A2" office:value-type="string">
            <text:p text:style-name="P25">financialHighlightList.col3</text:p>
          </table:table-cell>
          <table:table-cell table:style-name="financialHighlightList.E2" office:value-type="string">
            <text:p text:style-name="P25">financialHighlightList.col4</text:p>
          </table:table-cell>
        </table:table-row>
      </table:table>
      <text:p text:style-name="P1"/>
      <table:table table:name="Table9" table:style-name="Table9">
        <table:table-column table:style-name="Table9.A"/>
        <table:table-row>
          <table:table-cell table:style-name="Table9.A1" office:value-type="string">
            <text:p text:style-name="P25">Comments: &amp;&lt;commentfinancialhighlights&gt;&amp;</text:p>
          </table:table-cell>
        </table:table-row>
        <table:table-row>
          <table:table-cell table:style-name="Table9.A2" office:value-type="string">
            <text:p text:style-name="P25"/>
          </table:table-cell>
        </table:table-row>
      </table:table>
      <text:p text:style-name="P1"/>
      <text:p text:style-name="P37"><text:bookmark text:name="docs-internal-guid-07aba05b-7fff-bb48-3793-9f007f166333"/><text:span text:style-name="T6">b) Non- financial based:</text:span> </text:p>
      <text:p text:style-name="P1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25">Particulars</text:p>
          </table:table-cell>
          <table:table-cell table:style-name="Table23.B1" office:value-type="string">
            <text:p text:style-name="P25">&amp;&lt;particulars&gt;&amp;</text:p>
          </table:table-cell>
        </table:table-row>
        <table:table-row>
          <table:table-cell table:style-name="Table23.A2" office:value-type="string">
            <text:p text:style-name="P25">DSCR</text:p>
          </table:table-cell>
          <table:table-cell table:style-name="Table23.B2" office:value-type="string">
            <text:p text:style-name="P25">&amp;&lt;dscr&gt;&amp;</text:p>
          </table:table-cell>
        </table:table-row>
        <table:table-row>
          <table:table-cell table:style-name="Table23.A2" office:value-type="string">
            <text:p text:style-name="P25">Asset Coverage Ratio (ACR)</text:p>
          </table:table-cell>
          <table:table-cell table:style-name="Table23.B2" office:value-type="string">
            <text:p text:style-name="P25">&amp;&lt;acr&gt;&amp;</text:p>
          </table:table-cell>
        </table:table-row>
      </table:table>
      <text:p text:style-name="P1"/>
      <text:p text:style-name="P4"><text:bookmark text:name="docs-internal-guid-3ecc2963-7fff-9aad-6b6e-c907c34890c6"/><text:span text:style-name="T13">K. External Liabilities (As on date)</text:span> </text:p>
      <text:p text:style-name="P1"/>
      <table:table table:name="externalLiabilityList" table:style-name="externalLiabilityList">
        <table:table-column table:style-name="externalLiabilityList.A" table:number-columns-repeated="5"/>
        <table:table-column table:style-name="externalLiabilityList.F"/>
        <table:table-row>
          <table:table-cell table:style-name="externalLiabilityList.A1" office:value-type="string">
            <text:p text:style-name="P25">S. No.</text:p>
          </table:table-cell>
          <table:table-cell table:style-name="externalLiabilityList.A1" office:value-type="string">
            <text:p text:style-name="P25">Description</text:p>
          </table:table-cell>
          <table:table-cell table:style-name="externalLiabilityList.A1" office:value-type="string">
            <text:p text:style-name="P25">Name of the Bank /FI/ NBFC</text:p>
          </table:table-cell>
          <table:table-cell table:style-name="externalLiabilityList.A1" office:value-type="string">
            <text:p text:style-name="P25">Amount (Rs. Lacs)</text:p>
          </table:table-cell>
          <table:table-cell table:style-name="externalLiabilityList.A1" office:value-type="string">
            <text:p text:style-name="P25">Overdue / Irregularities (if Any)</text:p>
          </table:table-cell>
          <table:table-cell table:style-name="externalLiabilityList.F1" office:value-type="string">
            <text:p text:style-name="P25">Installment Amount (Rs. In lacs)</text:p>
          </table:table-cell>
        </table:table-row>
        <table:table-row>
          <table:table-cell table:style-name="externalLiabilityList.A2" office:value-type="string">
            <text:p text:style-name="P25">externalLiabilityList.rownum</text:p>
          </table:table-cell>
          <table:table-cell table:style-name="externalLiabilityList.A2" office:value-type="string">
            <text:p text:style-name="P25">externalLiabilityList.description</text:p>
          </table:table-cell>
          <table:table-cell table:style-name="externalLiabilityList.A2" office:value-type="string">
            <text:p text:style-name="P25">externalLiabilityList.nameofbank</text:p>
          </table:table-cell>
          <table:table-cell table:style-name="externalLiabilityList.A2" office:value-type="string">
            <text:p text:style-name="P25">externalLiabilityList.amount</text:p>
          </table:table-cell>
          <table:table-cell table:style-name="externalLiabilityList.A2" office:value-type="string">
            <text:p text:style-name="P25">externalLiabilityList.overdue</text:p>
          </table:table-cell>
          <table:table-cell table:style-name="externalLiabilityList.F2" office:value-type="string">
            <text:p text:style-name="P25">externalLiabilityList.installmenta<text:soft-page-break/>mount</text:p>
          </table:table-cell>
        </table:table-row>
      </table:table>
      <text:p text:style-name="P1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5">Comments: &amp;&lt;externalliabilitycomment&gt;&amp;</text:p>
          </table:table-cell>
        </table:table-row>
      </table:table>
      <text:p text:style-name="P1"/>
      <text:p text:style-name="P4"><text:bookmark text:name="docs-internal-guid-2f41eeeb-7fff-1f58-0ede-cc7a8431457a"/><text:span text:style-name="T13">L. Current year’s working for the period from &amp;&lt;periodfrom&gt;&amp; to &amp;&lt;periodto&gt;&amp;</text:span><text:span text:style-name="T15"> </text:span><text:span text:style-name="T14">(From the beginning of the Current financial year): </text:span></text:p>
      <text:p text:style-name="P19">(Amount Rs. In Lacs)</text:p>
      <text:p text:style-name="P19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8"><text:bookmark text:name="docs-internal-guid-949c5575-7fff-c2dd-df98-4b9b60b583dc"/>Total Amount of Billings done</text:p>
          </table:table-cell>
          <table:table-cell table:style-name="Table26.B1" office:value-type="string">
            <text:p text:style-name="P25">&amp;&lt;totalbilling&gt;&amp;</text:p>
          </table:table-cell>
        </table:table-row>
        <table:table-row>
          <table:table-cell table:style-name="Table26.A2" office:value-type="string">
            <text:p text:style-name="P8"><text:bookmark text:name="docs-internal-guid-fee4b733-7fff-f65c-4494-fa09c9caa29b"/>Actual Payment received</text:p>
          </table:table-cell>
          <table:table-cell table:style-name="Table26.B2" office:value-type="string">
            <text:p text:style-name="P25">&amp;&lt;totalpaymentreceived&gt;&amp;</text:p>
          </table:table-cell>
        </table:table-row>
      </table:table>
      <text:p text:style-name="P1"/>
      <text:p text:style-name="P1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9"><text:bookmark text:name="docs-internal-guid-cb6576db-7fff-a3e5-43f3-fde75f8e125a"/>Comments: &amp;&lt;currentyearworking&gt;&amp;</text:p>
          </table:table-cell>
        </table:table-row>
      </table:table>
      <text:p text:style-name="P1"/>
      <text:p text:style-name="P4"><text:bookmark text:name="docs-internal-guid-afa83fde-7fff-f7a0-b428-e4f5bc0864a1"/><text:span text:style-name="T13">M. Banking Details:</text:span> </text:p>
      <text:p text:style-name="P19">(Amount Rs. In Lacs)</text:p>
      <text:p text:style-name="P19"/>
      <table:table table:name="bankingDetailsList" table:style-name="bankingDetailsList">
        <table:table-column table:style-name="bankingDetailsList.A" table:number-columns-repeated="2"/>
        <table:table-column table:style-name="bankingDetailsList.C"/>
        <table:table-column table:style-name="bankingDetailsList.D"/>
        <table:table-row>
          <table:table-cell table:style-name="bankingDetailsList.A1" office:value-type="string">
            <text:p text:style-name="P9"><text:bookmark text:name="docs-internal-guid-c3bece57-7fff-6fc2-f895-38d5e8e8b4d4"/>Month</text:p>
          </table:table-cell>
          <table:table-cell table:style-name="bankingDetailsList.A1" office:value-type="string">
            <text:p text:style-name="P3"><text:bookmark text:name="docs-internal-guid-501a7063-7fff-8839-350a-ae0d6a025f1f"/><text:span text:style-name="T3">Balance up to 15</text:span><text:span text:style-name="T10">th</text:span></text:p>
            <text:p text:style-name="P27"/>
          </table:table-cell>
          <table:table-cell table:style-name="bankingDetailsList.A1" office:value-type="string">
            <text:p text:style-name="P3"><text:bookmark text:name="docs-internal-guid-1be48226-7fff-b546-5659-bc89e2df2c76"/><text:span text:style-name="T3">Balance up to 31</text:span><text:span text:style-name="T10">st</text:span></text:p>
          </table:table-cell>
          <table:table-cell table:style-name="bankingDetailsList.D1" office:value-type="string">
            <text:p text:style-name="P9"><text:bookmark text:name="docs-internal-guid-b3343021-7fff-dbed-0920-78b3eab4462a"/>Credits</text:p>
          </table:table-cell>
        </table:table-row>
        <table:table-row>
          <table:table-cell table:style-name="bankingDetailsList.A2" office:value-type="string">
            <text:p text:style-name="P25">bankingDetailsList.monthtxt</text:p>
          </table:table-cell>
          <table:table-cell table:style-name="bankingDetailsList.A2" office:value-type="string">
            <text:p text:style-name="P25">bankingDetailsList.balanceupto15</text:p>
          </table:table-cell>
          <table:table-cell table:style-name="bankingDetailsList.A2" office:value-type="string">
            <text:p text:style-name="P25">bankingDetailsList.balanceupto31</text:p>
          </table:table-cell>
          <table:table-cell table:style-name="bankingDetailsList.D2" office:value-type="string">
            <text:p text:style-name="P25">bankingDetailsList.credits</text:p>
          </table:table-cell>
        </table:table-row>
      </table:table>
      <text:p text:style-name="P19"/>
      <text:p text:style-name="P1"/>
      <text:p text:style-name="P20"><text:bookmark text:name="docs-internal-guid-40738aff-7fff-349a-b650-0c700cd85d49"/>N. Fixed Obligation to Income Ratio (FOIR) - &amp;&lt;foir&gt;&amp;</text:p>
      <text:p text:style-name="P1"/>
      <text:p text:style-name="P1"><text:bookmark text:name="docs-internal-guid-289ef8d2-7fff-4f67-bda6-41c704e0510c"/><text:span text:style-name="T2">FOIR Result:</text:span> &amp;&lt;foirresult&gt;&amp;</text:p>
      <text:p text:style-name="P1"/>
      <text:p text:style-name="P4"><text:bookmark text:name="docs-internal-guid-08768eac-7fff-6e1d-800c-8ddd86725541"/><text:span text:style-name="T7">O. Portfolio snapshot</text:span> </text:p>
      <text:p text:style-name="P1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5">&amp;&lt;portfoliosnapshot&gt;&amp;</text:p>
            <text:p text:style-name="P25"/>
          </table:table-cell>
        </table:table-row>
      </table:table>
      <text:p text:style-name="P1"/>
      <text:p text:style-name="P1"/>
      <text:p text:style-name="P5"><text:bookmark text:name="docs-internal-guid-3e4edf7e-7fff-0cc3-b59f-a10370efedbc"/><text:span text:style-name="T6">P. Customer Eligibility as per Risk Matrix</text:span> </text:p>
      <table:table table:name="Table30" table:style-name="Table30">
        <table:table-column table:style-name="Table30.A" table:number-columns-repeated="3"/>
        <table:table-row>
          <table:table-cell table:style-name="Table30.A1" office:value-type="string">
            <text:p text:style-name="P9"><text:bookmark text:name="docs-internal-guid-5e7a7751-7fff-ac38-09c4-00f5b3cae884"/>Particulars</text:p>
          </table:table-cell>
          <table:table-cell table:style-name="Table30.A1" office:value-type="string">
            <text:p text:style-name="P9"><text:bookmark text:name="docs-internal-guid-c42c5d57-7fff-cacb-d3b9-3a5eb6dfb0ca"/>Policy</text:p>
          </table:table-cell>
          <table:table-cell table:style-name="Table30.C1" office:value-type="string">
            <text:p text:style-name="P36">Proposed Terms</text:p>
          </table:table-cell>
        </table:table-row>
        <table:table-row>
          <table:table-cell table:style-name="Table30.A2" office:value-type="string">
            <text:p text:style-name="P1"><text:bookmark text:name="docs-internal-guid-f9023a65-7fff-0bf7-8c58-79bcb4d0b1f4"/><text:span text:style-name="T1">Customer Segment</text:span> </text:p>
          </table:table-cell>
          <table:table-cell table:style-name="Table30.B2" table:number-columns-spanned="2" office:value-type="string">
            <text:p text:style-name="P14">&amp;&lt;riskcategorycustuserApplicant&gt;&amp;</text:p>
          </table:table-cell>
          <table:covered-table-cell/>
        </table:table-row>
        <table:table-row>
          <table:table-cell table:style-name="Table30.A2" office:value-type="string">
            <text:p text:style-name="P8"><text:bookmark text:name="docs-internal-guid-5acabc75-7fff-2b34-dd4f-f6556f9a66cf"/>Geography Segment</text:p>
          </table:table-cell>
          <table:table-cell table:style-name="Table30.B2" table:number-columns-spanned="2" office:value-type="string">
            <text:p text:style-name="P26">&amp;&lt;geographiccategory&gt;&amp;</text:p>
          </table:table-cell>
          <table:covered-table-cell/>
        </table:table-row>
        <table:table-row>
          <table:table-cell table:style-name="Table30.A2" office:value-type="string">
            <text:p text:style-name="P8"><text:bookmark text:name="docs-internal-guid-c5e724c0-7fff-4275-5673-eeb51bb0d2c2"/>Asset Category</text:p>
          </table:table-cell>
          <table:table-cell table:style-name="Table30.B2" table:number-columns-spanned="2" office:value-type="string">
            <text:p text:style-name="P26">&amp;&lt;assetCategory&gt;&amp;</text:p>
          </table:table-cell>
          <table:covered-table-cell/>
        </table:table-row>
        <table:table-row>
          <table:table-cell table:style-name="Table30.A2" office:value-type="string">
            <text:p text:style-name="P8"><text:bookmark text:name="docs-internal-guid-0cc1462b-7fff-5c70-7098-b06ac80a47ac"/>LTV CAP (%)</text:p>
          </table:table-cell>
          <table:table-cell table:style-name="Table30.A2" office:value-type="string">
            <text:p text:style-name="P26">&amp;&lt;polltv&gt;&amp;</text:p>
          </table:table-cell>
          <table:table-cell table:style-name="Table30.B2" office:value-type="string">
            <text:p text:style-name="P26">&amp;&lt;proltv&gt;&amp;</text:p>
          </table:table-cell>
        </table:table-row>
        <table:table-row>
          <table:table-cell table:style-name="Table30.A2" office:value-type="string">
            <text:p text:style-name="P8"><text:bookmark text:name="docs-internal-guid-9d91d477-7fff-7d6f-0031-f7989f9084ff"/>Tenor CAP (Months)</text:p>
          </table:table-cell>
          <table:table-cell table:style-name="Table30.A2" office:value-type="string">
            <text:p text:style-name="P26">&amp;&lt;polten&gt;&amp;</text:p>
          </table:table-cell>
          <table:table-cell table:style-name="Table30.B2" office:value-type="string">
            <text:p text:style-name="P26">&amp;&lt;protenure&gt;&amp;</text:p>
          </table:table-cell>
        </table:table-row>
        <table:table-row>
          <table:table-cell table:style-name="Table30.A2" office:value-type="string">
            <text:p text:style-name="P8"><text:bookmark text:name="docs-internal-guid-7b611438-7fff-94a3-874e-e404c2ff1c93"/>Variation in LTV</text:p>
          </table:table-cell>
          <table:table-cell table:style-name="Table30.B2" table:number-columns-spanned="2" office:value-type="string">
            <text:p text:style-name="P26">&amp;&lt;variationInLtv&gt;&amp;</text:p>
          </table:table-cell>
          <table:covered-table-cell/>
        </table:table-row>
        <table:table-row>
          <table:table-cell table:style-name="Table30.A2" office:value-type="string">
            <text:p text:style-name="P8"><text:bookmark text:name="docs-internal-guid-73b8b003-7fff-addd-2d13-24f24df35ea6"/>Variation in Tenor</text:p>
          </table:table-cell>
          <table:table-cell table:style-name="Table30.B2" table:number-columns-spanned="2" office:value-type="string">
            <text:p text:style-name="P26">&amp;&lt;variationInTenure&gt;&amp;</text:p>
          </table:table-cell>
          <table:covered-table-cell/>
        </table:table-row>
      </table:table>
      <text:p text:style-name="P2"/>
      <text:p text:style-name="P2"/>
      <text:p text:style-name="P4"><text:bookmark text:name="docs-internal-guid-6e61e25e-7fff-84c2-0516-0a8757643583"/><text:span text:style-name="T13">Q. Credit Comments:</text:span> </text:p>
      <text:p text:style-name="P4"/>
      <text:p text:style-name="P4">Client History with us:</text:p>
      <table:table table:name="clientHistoryList" table:style-name="clientHistoryList">
        <table:table-column table:style-name="clientHistoryList.A"/>
        <table:table-column table:style-name="clientHistoryList.B"/>
        <table:table-column table:style-name="clientHistoryList.A" table:number-columns-repeated="2"/>
        <table:table-column table:style-name="clientHistoryList.E"/>
        <table:table-row>
          <table:table-cell table:style-name="clientHistoryList.A1" office:value-type="string">
            <text:p text:style-name="P28">Date</text:p>
          </table:table-cell>
          <table:table-cell table:style-name="clientHistoryList.A1" office:value-type="string">
            <text:p text:style-name="P28">Approved Exposure</text:p>
          </table:table-cell>
          <table:table-cell table:style-name="clientHistoryList.A1" office:value-type="string">
            <text:p text:style-name="P28">Existing Exposure</text:p>
          </table:table-cell>
          <table:table-cell table:style-name="clientHistoryList.A1" office:value-type="string">
            <text:p text:style-name="P28">Total Exposure</text:p>
          </table:table-cell>
          <table:table-cell table:style-name="clientHistoryList.E1" office:value-type="string">
            <text:p text:style-name="P28">Approval Level</text:p>
          </table:table-cell>
        </table:table-row>
        <table:table-row>
          <table:table-cell table:style-name="clientHistoryList.A2" office:value-type="string">
            <text:p text:style-name="P28">clientHistoryList.ca<text:soft-page-break/>mdate</text:p>
          </table:table-cell>
          <table:table-cell table:style-name="clientHistoryList.A2" office:value-type="string">
            <text:p text:style-name="P28">clientHistoryList.ap<text:soft-page-break/>provedexposure</text:p>
          </table:table-cell>
          <table:table-cell table:style-name="clientHistoryList.A2" office:value-type="string">
            <text:p text:style-name="P28">clientHistoryList.exi<text:soft-page-break/>stingexposure</text:p>
          </table:table-cell>
          <table:table-cell table:style-name="clientHistoryList.A2" office:value-type="string">
            <text:p text:style-name="P28">clientHistoryList.tot<text:soft-page-break/>alexposure</text:p>
          </table:table-cell>
          <table:table-cell table:style-name="clientHistoryList.E2" office:value-type="string">
            <text:p text:style-name="P28">clientHistoryList.ap<text:soft-page-break/>proval_level</text:p>
          </table:table-cell>
        </table:table-row>
      </table:table>
      <text:p text:style-name="P4"/>
      <text:p text:style-name="P4"/>
      <text:p text:style-name="P1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"/>
            <text:p text:style-name="P1"><text:bookmark text:name="docs-internal-guid-6381c461-7fff-59a2-6b18-370f14becc0a"/><text:span text:style-name="T2">Overall comments :</text:span> &amp;&lt;overall_comment&gt;&amp;</text:p>
            <text:p text:style-name="P25"/>
            <text:p text:style-name="P25"/>
            <text:p text:style-name="P11"/>
            <text:p text:style-name="P1"><text:bookmark text:name="docs-internal-guid-f954f85a-7fff-71df-85b6-bf090e0b49ba"/><text:span text:style-name="T2">Strengths:</text:span> &amp;&lt;strenghts&gt;&amp;</text:p>
            <text:p text:style-name="P1"/>
            <text:p text:style-name="P1"/>
            <text:p text:style-name="P1"/>
            <text:p text:style-name="P1"><text:bookmark text:name="docs-internal-guid-3f2530e5-7fff-92db-1b58-0e5f26bce209"/><text:span text:style-name="T2">Concerns:</text:span> &amp;&lt;concerns&gt;&amp;</text:p>
            <text:p text:style-name="P1"/>
            <text:p text:style-name="P1"/>
            <text:p text:style-name="P11"/>
            <text:p text:style-name="P11"><text:bookmark text:name="docs-internal-guid-15abd743-7fff-bbd8-34ac-7b2af3f5bb37"/>Recommendations: <text:span text:style-name="T19">&amp;&lt;finalrecommendation&gt;&amp;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ook Antiqua" svg:font-family="'Book Antiqua'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ook Antiqua2" svg:font-family="'Book Antiqua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5T15:10:11.20</meta:creation-date>
    <dc:date>2019-03-01T18:00:27.12</dc:date>
    <meta:editing-duration>P1DT15H37M54S</meta:editing-duration>
    <meta:editing-cycles>164</meta:editing-cycles>
    <meta:generator>OpenOffice/4.1.2$Win32 OpenOffice.org_project/412m3$Build-9782</meta:generator>
    <meta:document-statistic meta:table-count="33" meta:image-count="0" meta:object-count="0" meta:page-count="7" meta:paragraph-count="432" meta:word-count="867" meta:character-count="10140"/>
  </office:meta>
</office:document-meta>
</file>